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02cm" fo:min-width="0.40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8pt" style:font-size-asian="8pt" style:font-size-complex="8pt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T1" style:family="text">
      <style:text-properties fo:color="#000000" style:font-name="DejaVuSans" fo:font-size="8pt" style:font-size-asian="8pt" style:font-name-complex="DejaVuSans" style:font-size-complex="8pt"/>
    </style:style>
    <style:style style:name="T2" style:family="text">
      <style:text-properties fo:color="#000000" style:font-name="Arial" fo:font-size="11.3999996185303pt" style:font-size-asian="11.3999996185303pt" style:font-name-complex="Arial" style:font-size-complex="11.3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653cm" svg:height="0.331cm" svg:x="0.934cm" svg:y="0.514cm">
          <draw:text-box>
            <text:p text:style-name="P1"><text:span text:style-name="T1">27/11/2019</text:span></text:p>
          </draw:text-box>
        </draw:frame>
        <draw:frame draw:style-name="gr1" draw:text-style-name="P2" draw:layer="layout" svg:width="4.608cm" svg:height="0.331cm" svg:x="9.878cm" svg:y="0.514cm">
          <draw:text-box>
            <text:p text:style-name="P1"><text:span text:style-name="T1">Online ArUco markers generator</text:span></text:p>
          </draw:text-box>
        </draw:frame>
        <draw:frame draw:style-name="gr1" draw:text-style-name="P2" draw:layer="layout" svg:width="2.745cm" svg:height="0.331cm" svg:x="0.934cm" svg:y="27.125cm">
          <draw:text-box>
            <text:p text:style-name="P1"><text:span text:style-name="T1">chev.me/arucogen/</text:span></text:p>
          </draw:text-box>
        </draw:frame>
        <draw:polygon draw:style-name="gr2" draw:text-style-name="P3" draw:layer="layout" svg:width="17.559cm" svg:height="3.899cm" svg:x="2.029cm" svg:y="2.482cm" svg:viewBox="0 0 17560 3900" draw:points="0,0 17560,0 17560,3900 0,3900">
          <text:p/>
        </draw:polygon>
        <draw:frame draw:style-name="gr1" draw:text-style-name="P2" draw:layer="layout" svg:width="0.463cm" svg:height="0.331cm" svg:x="20.246cm" svg:y="27.125cm">
          <draw:text-box>
            <text:p text:style-name="P1"><text:span text:style-name="T1">1/1</text:span></text:p>
          </draw:text-box>
        </draw:frame>
        <draw:polygon draw:style-name="gr3" draw:text-style-name="P4" draw:layer="layout" svg:width="3.824cm" svg:height="3.798cm" svg:x="8.897cm" svg:y="2.482cm" svg:viewBox="0 0 3825 3799" draw:points="0,0 3825,0 3825,3799 0,3799">
          <text:p/>
        </draw:polygon>
        <draw:polygon draw:style-name="gr2" draw:text-style-name="P3" draw:layer="layout" svg:width="0.546cm" svg:height="0.543cm" svg:x="9.443cm" svg:y="3.024cm" svg:viewBox="0 0 547 544" draw:points="0,0 547,0 547,544 0,544">
          <text:p/>
        </draw:polygon>
        <draw:polygon draw:style-name="gr2" draw:text-style-name="P3" draw:layer="layout" svg:width="0.546cm" svg:height="0.543cm" svg:x="9.989cm" svg:y="3.024cm" svg:viewBox="0 0 547 544" draw:points="0,0 547,0 547,544 0,544">
          <text:p/>
        </draw:polygon>
        <draw:polygon draw:style-name="gr3" draw:text-style-name="P4" draw:layer="layout" svg:width="0.547cm" svg:height="0.543cm" svg:x="10.535cm" svg:y="3.024cm" svg:viewBox="0 0 548 544" draw:points="0,0 548,0 548,544 0,544">
          <text:p/>
        </draw:polygon>
        <draw:polygon draw:style-name="gr2" draw:text-style-name="P3" draw:layer="layout" svg:width="0.546cm" svg:height="0.543cm" svg:x="11.082cm" svg:y="3.024cm" svg:viewBox="0 0 547 544" draw:points="0,0 547,0 547,544 0,544">
          <text:p/>
        </draw:polygon>
        <draw:polygon draw:style-name="gr3" draw:text-style-name="P4" draw:layer="layout" svg:width="0.546cm" svg:height="0.543cm" svg:x="11.628cm" svg:y="3.024cm" svg:viewBox="0 0 547 544" draw:points="0,0 547,0 547,544 0,544">
          <text:p/>
        </draw:polygon>
        <draw:polygon draw:style-name="gr2" draw:text-style-name="P3" draw:layer="layout" svg:width="0.546cm" svg:height="0.543cm" svg:x="9.443cm" svg:y="3.567cm" svg:viewBox="0 0 547 544" draw:points="0,0 547,0 547,544 0,544">
          <text:p/>
        </draw:polygon>
        <draw:polygon draw:style-name="gr2" draw:text-style-name="P3" draw:layer="layout" svg:width="0.546cm" svg:height="0.543cm" svg:x="9.989cm" svg:y="3.567cm" svg:viewBox="0 0 547 544" draw:points="0,0 547,0 547,544 0,544">
          <text:p/>
        </draw:polygon>
        <draw:polygon draw:style-name="gr2" draw:text-style-name="P3" draw:layer="layout" svg:width="0.547cm" svg:height="0.543cm" svg:x="10.535cm" svg:y="3.567cm" svg:viewBox="0 0 548 544" draw:points="0,0 548,0 548,544 0,544">
          <text:p/>
        </draw:polygon>
        <draw:polygon draw:style-name="gr2" draw:text-style-name="P3" draw:layer="layout" svg:width="0.546cm" svg:height="0.543cm" svg:x="11.082cm" svg:y="3.567cm" svg:viewBox="0 0 547 544" draw:points="0,0 547,0 547,544 0,544">
          <text:p/>
        </draw:polygon>
        <draw:polygon draw:style-name="gr3" draw:text-style-name="P4" draw:layer="layout" svg:width="0.546cm" svg:height="0.543cm" svg:x="11.628cm" svg:y="3.567cm" svg:viewBox="0 0 547 544" draw:points="0,0 547,0 547,544 0,544">
          <text:p/>
        </draw:polygon>
        <draw:polygon draw:style-name="gr3" draw:text-style-name="P4" draw:layer="layout" svg:width="0.546cm" svg:height="0.542cm" svg:x="9.443cm" svg:y="4.11cm" svg:viewBox="0 0 547 543" draw:points="0,0 547,0 547,543 0,543">
          <text:p/>
        </draw:polygon>
        <draw:polygon draw:style-name="gr3" draw:text-style-name="P4" draw:layer="layout" svg:width="0.546cm" svg:height="0.542cm" svg:x="9.989cm" svg:y="4.11cm" svg:viewBox="0 0 547 543" draw:points="0,0 547,0 547,543 0,543">
          <text:p/>
        </draw:polygon>
        <draw:polygon draw:style-name="gr3" draw:text-style-name="P4" draw:layer="layout" svg:width="0.547cm" svg:height="0.542cm" svg:x="10.535cm" svg:y="4.11cm" svg:viewBox="0 0 548 543" draw:points="0,0 548,0 548,543 0,543">
          <text:p/>
        </draw:polygon>
        <draw:polygon draw:style-name="gr2" draw:text-style-name="P3" draw:layer="layout" svg:width="0.546cm" svg:height="0.542cm" svg:x="11.082cm" svg:y="4.11cm" svg:viewBox="0 0 547 543" draw:points="0,0 547,0 547,543 0,543">
          <text:p/>
        </draw:polygon>
        <draw:polygon draw:style-name="gr2" draw:text-style-name="P3" draw:layer="layout" svg:width="0.546cm" svg:height="0.542cm" svg:x="11.628cm" svg:y="4.11cm" svg:viewBox="0 0 547 543" draw:points="0,0 547,0 547,543 0,543">
          <text:p/>
        </draw:polygon>
        <draw:polygon draw:style-name="gr2" draw:text-style-name="P3" draw:layer="layout" svg:width="0.546cm" svg:height="0.543cm" svg:x="9.443cm" svg:y="4.652cm" svg:viewBox="0 0 547 544" draw:points="0,0 547,0 547,544 0,544">
          <text:p/>
        </draw:polygon>
        <draw:polygon draw:style-name="gr3" draw:text-style-name="P4" draw:layer="layout" svg:width="0.546cm" svg:height="0.543cm" svg:x="9.989cm" svg:y="4.652cm" svg:viewBox="0 0 547 544" draw:points="0,0 547,0 547,544 0,544">
          <text:p/>
        </draw:polygon>
        <draw:polygon draw:style-name="gr2" draw:text-style-name="P3" draw:layer="layout" svg:width="0.547cm" svg:height="0.543cm" svg:x="10.535cm" svg:y="4.652cm" svg:viewBox="0 0 548 544" draw:points="0,0 548,0 548,544 0,544">
          <text:p/>
        </draw:polygon>
        <draw:polygon draw:style-name="gr2" draw:text-style-name="P3" draw:layer="layout" svg:width="0.546cm" svg:height="0.543cm" svg:x="11.082cm" svg:y="4.652cm" svg:viewBox="0 0 547 544" draw:points="0,0 547,0 547,544 0,544">
          <text:p/>
        </draw:polygon>
        <draw:polygon draw:style-name="gr3" draw:text-style-name="P4" draw:layer="layout" svg:width="0.546cm" svg:height="0.543cm" svg:x="11.628cm" svg:y="4.652cm" svg:viewBox="0 0 547 544" draw:points="0,0 547,0 547,544 0,544">
          <text:p/>
        </draw:polygon>
        <draw:polygon draw:style-name="gr2" draw:text-style-name="P3" draw:layer="layout" svg:width="0.546cm" svg:height="0.543cm" svg:x="9.443cm" svg:y="5.195cm" svg:viewBox="0 0 547 544" draw:points="0,0 547,0 547,544 0,544">
          <text:p/>
        </draw:polygon>
        <draw:polygon draw:style-name="gr2" draw:text-style-name="P3" draw:layer="layout" svg:width="0.546cm" svg:height="0.543cm" svg:x="9.989cm" svg:y="5.195cm" svg:viewBox="0 0 547 544" draw:points="0,0 547,0 547,544 0,544">
          <text:p/>
        </draw:polygon>
        <draw:polygon draw:style-name="gr2" draw:text-style-name="P3" draw:layer="layout" svg:width="0.547cm" svg:height="0.543cm" svg:x="10.535cm" svg:y="5.195cm" svg:viewBox="0 0 548 544" draw:points="0,0 548,0 548,544 0,544">
          <text:p/>
        </draw:polygon>
        <draw:polygon draw:style-name="gr3" draw:text-style-name="P4" draw:layer="layout" svg:width="0.546cm" svg:height="0.543cm" svg:x="11.082cm" svg:y="5.195cm" svg:viewBox="0 0 547 544" draw:points="0,0 547,0 547,544 0,544">
          <text:p/>
        </draw:polygon>
        <draw:polygon draw:style-name="gr2" draw:text-style-name="P3" draw:layer="layout" svg:width="0.546cm" svg:height="0.543cm" svg:x="11.628cm" svg:y="5.195cm" svg:viewBox="0 0 547 544" draw:points="0,0 547,0 547,544 0,544">
          <text:p/>
        </draw:polygon>
        <draw:frame draw:style-name="gr4" draw:text-style-name="P5" draw:layer="layout" svg:width="0.739cm" svg:height="0.45cm" svg:x="10.44cm" svg:y="1.011cm">
          <draw:text-box>
            <text:p text:style-name="P1"><text:span text:style-name="T2">ID 2</text:span></text:p>
          </draw:text-box>
        </draw:frame>
        <draw:polygon draw:style-name="gr3" draw:text-style-name="P4" draw:layer="layout" svg:width="3.824cm" svg:height="3.798cm" svg:x="15.113cm" svg:y="2.551cm" svg:viewBox="0 0 3825 3799" draw:points="0,0 3825,0 3825,3799 0,3799">
          <text:p/>
        </draw:polygon>
        <draw:polygon draw:style-name="gr3" draw:text-style-name="P4" draw:layer="layout" svg:width="0.546cm" svg:height="0.543cm" svg:x="15.659cm" svg:y="3.093cm" svg:viewBox="0 0 547 544" draw:points="0,0 547,0 547,544 0,544">
          <text:p/>
        </draw:polygon>
        <draw:polygon draw:style-name="gr3" draw:text-style-name="P4" draw:layer="layout" svg:width="0.546cm" svg:height="0.543cm" svg:x="16.205cm" svg:y="3.093cm" svg:viewBox="0 0 547 544" draw:points="0,0 547,0 547,544 0,544">
          <text:p/>
        </draw:polygon>
        <draw:polygon draw:style-name="gr3" draw:text-style-name="P4" draw:layer="layout" svg:width="0.547cm" svg:height="0.543cm" svg:x="16.751cm" svg:y="3.093cm" svg:viewBox="0 0 548 544" draw:points="0,0 548,0 548,544 0,544">
          <text:p/>
        </draw:polygon>
        <draw:polygon draw:style-name="gr3" draw:text-style-name="P4" draw:layer="layout" svg:width="0.546cm" svg:height="0.543cm" svg:x="17.298cm" svg:y="3.093cm" svg:viewBox="0 0 547 544" draw:points="0,0 547,0 547,544 0,544">
          <text:p/>
        </draw:polygon>
        <draw:polygon draw:style-name="gr2" draw:text-style-name="P3" draw:layer="layout" svg:width="0.546cm" svg:height="0.543cm" svg:x="17.844cm" svg:y="3.093cm" svg:viewBox="0 0 547 544" draw:points="0,0 547,0 547,544 0,544">
          <text:p/>
        </draw:polygon>
        <draw:polygon draw:style-name="gr2" draw:text-style-name="P3" draw:layer="layout" svg:width="0.546cm" svg:height="0.543cm" svg:x="15.659cm" svg:y="3.636cm" svg:viewBox="0 0 547 544" draw:points="0,0 547,0 547,544 0,544">
          <text:p/>
        </draw:polygon>
        <draw:polygon draw:style-name="gr2" draw:text-style-name="P3" draw:layer="layout" svg:width="0.546cm" svg:height="0.543cm" svg:x="16.205cm" svg:y="3.636cm" svg:viewBox="0 0 547 544" draw:points="0,0 547,0 547,544 0,544">
          <text:p/>
        </draw:polygon>
        <draw:polygon draw:style-name="gr3" draw:text-style-name="P4" draw:layer="layout" svg:width="0.547cm" svg:height="0.543cm" svg:x="16.751cm" svg:y="3.636cm" svg:viewBox="0 0 548 544" draw:points="0,0 548,0 548,544 0,544">
          <text:p/>
        </draw:polygon>
        <draw:polygon draw:style-name="gr3" draw:text-style-name="P4" draw:layer="layout" svg:width="0.546cm" svg:height="0.543cm" svg:x="17.298cm" svg:y="3.636cm" svg:viewBox="0 0 547 544" draw:points="0,0 547,0 547,544 0,544">
          <text:p/>
        </draw:polygon>
        <draw:polygon draw:style-name="gr3" draw:text-style-name="P4" draw:layer="layout" svg:width="0.546cm" svg:height="0.543cm" svg:x="17.844cm" svg:y="3.636cm" svg:viewBox="0 0 547 544" draw:points="0,0 547,0 547,544 0,544">
          <text:p/>
        </draw:polygon>
        <draw:polygon draw:style-name="gr3" draw:text-style-name="P4" draw:layer="layout" svg:width="0.546cm" svg:height="0.542cm" svg:x="15.659cm" svg:y="4.179cm" svg:viewBox="0 0 547 543" draw:points="0,0 547,0 547,543 0,543">
          <text:p/>
        </draw:polygon>
        <draw:polygon draw:style-name="gr3" draw:text-style-name="P4" draw:layer="layout" svg:width="0.546cm" svg:height="0.542cm" svg:x="16.205cm" svg:y="4.179cm" svg:viewBox="0 0 547 543" draw:points="0,0 547,0 547,543 0,543">
          <text:p/>
        </draw:polygon>
        <draw:polygon draw:style-name="gr3" draw:text-style-name="P4" draw:layer="layout" svg:width="0.547cm" svg:height="0.542cm" svg:x="16.751cm" svg:y="4.179cm" svg:viewBox="0 0 548 543" draw:points="0,0 548,0 548,543 0,543">
          <text:p/>
        </draw:polygon>
        <draw:polygon draw:style-name="gr3" draw:text-style-name="P4" draw:layer="layout" svg:width="0.546cm" svg:height="0.542cm" svg:x="17.298cm" svg:y="4.179cm" svg:viewBox="0 0 547 543" draw:points="0,0 547,0 547,543 0,543">
          <text:p/>
        </draw:polygon>
        <draw:polygon draw:style-name="gr2" draw:text-style-name="P3" draw:layer="layout" svg:width="0.546cm" svg:height="0.542cm" svg:x="17.844cm" svg:y="4.179cm" svg:viewBox="0 0 547 543" draw:points="0,0 547,0 547,543 0,543">
          <text:p/>
        </draw:polygon>
        <draw:polygon draw:style-name="gr2" draw:text-style-name="P3" draw:layer="layout" svg:width="0.546cm" svg:height="0.543cm" svg:x="15.659cm" svg:y="4.721cm" svg:viewBox="0 0 547 544" draw:points="0,0 547,0 547,544 0,544">
          <text:p/>
        </draw:polygon>
        <draw:polygon draw:style-name="gr3" draw:text-style-name="P4" draw:layer="layout" svg:width="0.546cm" svg:height="0.543cm" svg:x="16.205cm" svg:y="4.721cm" svg:viewBox="0 0 547 544" draw:points="0,0 547,0 547,544 0,544">
          <text:p/>
        </draw:polygon>
        <draw:polygon draw:style-name="gr2" draw:text-style-name="P3" draw:layer="layout" svg:width="0.547cm" svg:height="0.543cm" svg:x="16.751cm" svg:y="4.721cm" svg:viewBox="0 0 548 544" draw:points="0,0 548,0 548,544 0,544">
          <text:p/>
        </draw:polygon>
        <draw:polygon draw:style-name="gr2" draw:text-style-name="P3" draw:layer="layout" svg:width="0.546cm" svg:height="0.543cm" svg:x="17.298cm" svg:y="4.721cm" svg:viewBox="0 0 547 544" draw:points="0,0 547,0 547,544 0,544">
          <text:p/>
        </draw:polygon>
        <draw:polygon draw:style-name="gr2" draw:text-style-name="P3" draw:layer="layout" svg:width="0.546cm" svg:height="0.543cm" svg:x="17.844cm" svg:y="4.721cm" svg:viewBox="0 0 547 544" draw:points="0,0 547,0 547,544 0,544">
          <text:p/>
        </draw:polygon>
        <draw:polygon draw:style-name="gr3" draw:text-style-name="P4" draw:layer="layout" svg:width="0.546cm" svg:height="0.543cm" svg:x="15.659cm" svg:y="5.264cm" svg:viewBox="0 0 547 544" draw:points="0,0 547,0 547,544 0,544">
          <text:p/>
        </draw:polygon>
        <draw:polygon draw:style-name="gr3" draw:text-style-name="P4" draw:layer="layout" svg:width="0.546cm" svg:height="0.543cm" svg:x="16.205cm" svg:y="5.264cm" svg:viewBox="0 0 547 544" draw:points="0,0 547,0 547,544 0,544">
          <text:p/>
        </draw:polygon>
        <draw:polygon draw:style-name="gr2" draw:text-style-name="P3" draw:layer="layout" svg:width="0.547cm" svg:height="0.543cm" svg:x="16.751cm" svg:y="5.264cm" svg:viewBox="0 0 548 544" draw:points="0,0 548,0 548,544 0,544">
          <text:p/>
        </draw:polygon>
        <draw:polygon draw:style-name="gr2" draw:text-style-name="P3" draw:layer="layout" svg:width="0.546cm" svg:height="0.543cm" svg:x="17.298cm" svg:y="5.264cm" svg:viewBox="0 0 547 544" draw:points="0,0 547,0 547,544 0,544">
          <text:p/>
        </draw:polygon>
        <draw:polygon draw:style-name="gr3" draw:text-style-name="P4" draw:layer="layout" svg:width="0.546cm" svg:height="0.543cm" svg:x="17.844cm" svg:y="5.264cm" svg:viewBox="0 0 547 544" draw:points="0,0 547,0 547,544 0,544">
          <text:p/>
        </draw:polygon>
        <draw:frame draw:style-name="gr4" draw:text-style-name="P5" draw:layer="layout" svg:width="0.739cm" svg:height="0.45cm" svg:x="16.656cm" svg:y="1.08cm">
          <draw:text-box>
            <text:p text:style-name="P1"><text:span text:style-name="T2">ID 1</text:span></text:p>
          </draw:text-box>
        </draw:frame>
        <draw:polygon draw:style-name="gr3" draw:text-style-name="P4" draw:layer="layout" svg:width="3.824cm" svg:height="3.798cm" svg:x="3.16cm" svg:y="2.487cm" svg:viewBox="0 0 3825 3799" draw:points="0,0 3825,0 3825,3799 0,3799">
          <text:p/>
        </draw:polygon>
        <draw:polygon draw:style-name="gr2" draw:text-style-name="P3" draw:layer="layout" svg:width="0.546cm" svg:height="0.543cm" svg:x="3.706cm" svg:y="3.029cm" svg:viewBox="0 0 547 544" draw:points="0,0 547,0 547,544 0,544">
          <text:p/>
        </draw:polygon>
        <draw:polygon draw:style-name="gr3" draw:text-style-name="P4" draw:layer="layout" svg:width="0.546cm" svg:height="0.543cm" svg:x="4.252cm" svg:y="3.029cm" svg:viewBox="0 0 547 544" draw:points="0,0 547,0 547,544 0,544">
          <text:p/>
        </draw:polygon>
        <draw:polygon draw:style-name="gr3" draw:text-style-name="P4" draw:layer="layout" svg:width="0.547cm" svg:height="0.543cm" svg:x="4.798cm" svg:y="3.029cm" svg:viewBox="0 0 548 544" draw:points="0,0 548,0 548,544 0,544">
          <text:p/>
        </draw:polygon>
        <draw:polygon draw:style-name="gr3" draw:text-style-name="P4" draw:layer="layout" svg:width="0.546cm" svg:height="0.543cm" svg:x="5.345cm" svg:y="3.029cm" svg:viewBox="0 0 547 544" draw:points="0,0 547,0 547,544 0,544">
          <text:p/>
        </draw:polygon>
        <draw:polygon draw:style-name="gr3" draw:text-style-name="P4" draw:layer="layout" svg:width="0.546cm" svg:height="0.543cm" svg:x="5.891cm" svg:y="3.029cm" svg:viewBox="0 0 547 544" draw:points="0,0 547,0 547,544 0,544">
          <text:p/>
        </draw:polygon>
        <draw:polygon draw:style-name="gr3" draw:text-style-name="P4" draw:layer="layout" svg:width="0.546cm" svg:height="0.543cm" svg:x="3.706cm" svg:y="3.572cm" svg:viewBox="0 0 547 544" draw:points="0,0 547,0 547,544 0,544">
          <text:p/>
        </draw:polygon>
        <draw:polygon draw:style-name="gr3" draw:text-style-name="P4" draw:layer="layout" svg:width="0.546cm" svg:height="0.543cm" svg:x="4.252cm" svg:y="3.572cm" svg:viewBox="0 0 547 544" draw:points="0,0 547,0 547,544 0,544">
          <text:p/>
        </draw:polygon>
        <draw:polygon draw:style-name="gr2" draw:text-style-name="P3" draw:layer="layout" svg:width="0.547cm" svg:height="0.543cm" svg:x="4.798cm" svg:y="3.572cm" svg:viewBox="0 0 548 544" draw:points="0,0 548,0 548,544 0,544">
          <text:p/>
        </draw:polygon>
        <draw:polygon draw:style-name="gr2" draw:text-style-name="P3" draw:layer="layout" svg:width="0.546cm" svg:height="0.543cm" svg:x="5.345cm" svg:y="3.572cm" svg:viewBox="0 0 547 544" draw:points="0,0 547,0 547,544 0,544">
          <text:p/>
        </draw:polygon>
        <draw:polygon draw:style-name="gr2" draw:text-style-name="P3" draw:layer="layout" svg:width="0.546cm" svg:height="0.543cm" svg:x="5.891cm" svg:y="3.572cm" svg:viewBox="0 0 547 544" draw:points="0,0 547,0 547,544 0,544">
          <text:p/>
        </draw:polygon>
        <draw:polygon draw:style-name="gr3" draw:text-style-name="P4" draw:layer="layout" svg:width="0.546cm" svg:height="0.542cm" svg:x="3.706cm" svg:y="4.115cm" svg:viewBox="0 0 547 543" draw:points="0,0 547,0 547,543 0,543">
          <text:p/>
        </draw:polygon>
        <draw:polygon draw:style-name="gr3" draw:text-style-name="P4" draw:layer="layout" svg:width="0.546cm" svg:height="0.542cm" svg:x="4.252cm" svg:y="4.115cm" svg:viewBox="0 0 547 543" draw:points="0,0 547,0 547,543 0,543">
          <text:p/>
        </draw:polygon>
        <draw:polygon draw:style-name="gr2" draw:text-style-name="P3" draw:layer="layout" svg:width="0.547cm" svg:height="0.542cm" svg:x="4.798cm" svg:y="4.115cm" svg:viewBox="0 0 548 543" draw:points="0,0 548,0 548,543 0,543">
          <text:p/>
        </draw:polygon>
        <draw:polygon draw:style-name="gr3" draw:text-style-name="P4" draw:layer="layout" svg:width="0.546cm" svg:height="0.542cm" svg:x="5.345cm" svg:y="4.115cm" svg:viewBox="0 0 547 543" draw:points="0,0 547,0 547,543 0,543">
          <text:p/>
        </draw:polygon>
        <draw:polygon draw:style-name="gr2" draw:text-style-name="P3" draw:layer="layout" svg:width="0.546cm" svg:height="0.542cm" svg:x="5.891cm" svg:y="4.115cm" svg:viewBox="0 0 547 543" draw:points="0,0 547,0 547,543 0,543">
          <text:p/>
        </draw:polygon>
        <draw:polygon draw:style-name="gr3" draw:text-style-name="P4" draw:layer="layout" svg:width="0.546cm" svg:height="0.543cm" svg:x="3.706cm" svg:y="4.657cm" svg:viewBox="0 0 547 544" draw:points="0,0 547,0 547,544 0,544">
          <text:p/>
        </draw:polygon>
        <draw:polygon draw:style-name="gr2" draw:text-style-name="P3" draw:layer="layout" svg:width="0.546cm" svg:height="0.543cm" svg:x="4.252cm" svg:y="4.657cm" svg:viewBox="0 0 547 544" draw:points="0,0 547,0 547,544 0,544">
          <text:p/>
        </draw:polygon>
        <draw:polygon draw:style-name="gr2" draw:text-style-name="P3" draw:layer="layout" svg:width="0.547cm" svg:height="0.543cm" svg:x="4.798cm" svg:y="4.657cm" svg:viewBox="0 0 548 544" draw:points="0,0 548,0 548,544 0,544">
          <text:p/>
        </draw:polygon>
        <draw:polygon draw:style-name="gr2" draw:text-style-name="P3" draw:layer="layout" svg:width="0.546cm" svg:height="0.543cm" svg:x="5.345cm" svg:y="4.657cm" svg:viewBox="0 0 547 544" draw:points="0,0 547,0 547,544 0,544">
          <text:p/>
        </draw:polygon>
        <draw:polygon draw:style-name="gr2" draw:text-style-name="P3" draw:layer="layout" svg:width="0.546cm" svg:height="0.543cm" svg:x="5.891cm" svg:y="4.657cm" svg:viewBox="0 0 547 544" draw:points="0,0 547,0 547,544 0,544">
          <text:p/>
        </draw:polygon>
        <draw:polygon draw:style-name="gr2" draw:text-style-name="P3" draw:layer="layout" svg:width="0.546cm" svg:height="0.543cm" svg:x="3.706cm" svg:y="5.2cm" svg:viewBox="0 0 547 544" draw:points="0,0 547,0 547,544 0,544">
          <text:p/>
        </draw:polygon>
        <draw:polygon draw:style-name="gr3" draw:text-style-name="P4" draw:layer="layout" svg:width="0.546cm" svg:height="0.543cm" svg:x="4.252cm" svg:y="5.2cm" svg:viewBox="0 0 547 544" draw:points="0,0 547,0 547,544 0,544">
          <text:p/>
        </draw:polygon>
        <draw:polygon draw:style-name="gr2" draw:text-style-name="P3" draw:layer="layout" svg:width="0.547cm" svg:height="0.543cm" svg:x="4.798cm" svg:y="5.2cm" svg:viewBox="0 0 548 544" draw:points="0,0 548,0 548,544 0,544">
          <text:p/>
        </draw:polygon>
        <draw:polygon draw:style-name="gr2" draw:text-style-name="P3" draw:layer="layout" svg:width="0.546cm" svg:height="0.543cm" svg:x="5.345cm" svg:y="5.2cm" svg:viewBox="0 0 547 544" draw:points="0,0 547,0 547,544 0,544">
          <text:p/>
        </draw:polygon>
        <draw:polygon draw:style-name="gr2" draw:text-style-name="P3" draw:layer="layout" svg:width="0.546cm" svg:height="0.543cm" svg:x="5.891cm" svg:y="5.2cm" svg:viewBox="0 0 547 544" draw:points="0,0 547,0 547,544 0,544">
          <text:p/>
        </draw:polygon>
        <draw:frame draw:style-name="gr4" draw:text-style-name="P5" draw:layer="layout" svg:width="0.739cm" svg:height="0.45cm" svg:x="4.703cm" svg:y="1.016cm">
          <draw:text-box>
            <text:p text:style-name="P1"><text:span text:style-name="T2">ID 3</text:span></text:p>
          </draw:text-box>
        </draw:frame>
        <draw:polygon draw:style-name="gr3" draw:text-style-name="P4" draw:layer="layout" svg:width="3.824cm" svg:height="3.798cm" svg:x="3.033cm" svg:y="8.52cm" svg:viewBox="0 0 3825 3799" draw:points="0,0 3825,0 3825,3799 0,3799">
          <text:p/>
        </draw:polygon>
        <draw:polygon draw:style-name="gr2" draw:text-style-name="P3" draw:layer="layout" svg:width="0.546cm" svg:height="0.543cm" svg:x="3.579cm" svg:y="9.062cm" svg:viewBox="0 0 547 544" draw:points="0,0 547,0 547,544 0,544">
          <text:p/>
        </draw:polygon>
        <draw:polygon draw:style-name="gr3" draw:text-style-name="P4" draw:layer="layout" svg:width="0.546cm" svg:height="0.543cm" svg:x="4.125cm" svg:y="9.062cm" svg:viewBox="0 0 547 544" draw:points="0,0 547,0 547,544 0,544">
          <text:p/>
        </draw:polygon>
        <draw:polygon draw:style-name="gr2" draw:text-style-name="P3" draw:layer="layout" svg:width="0.547cm" svg:height="0.543cm" svg:x="4.671cm" svg:y="9.062cm" svg:viewBox="0 0 548 544" draw:points="0,0 548,0 548,544 0,544">
          <text:p/>
        </draw:polygon>
        <draw:polygon draw:style-name="gr3" draw:text-style-name="P4" draw:layer="layout" svg:width="0.546cm" svg:height="0.543cm" svg:x="5.218cm" svg:y="9.062cm" svg:viewBox="0 0 547 544" draw:points="0,0 547,0 547,544 0,544">
          <text:p/>
        </draw:polygon>
        <draw:polygon draw:style-name="gr3" draw:text-style-name="P4" draw:layer="layout" svg:width="0.546cm" svg:height="0.543cm" svg:x="5.764cm" svg:y="9.062cm" svg:viewBox="0 0 547 544" draw:points="0,0 547,0 547,544 0,544">
          <text:p/>
        </draw:polygon>
        <draw:polygon draw:style-name="gr3" draw:text-style-name="P4" draw:layer="layout" svg:width="0.546cm" svg:height="0.543cm" svg:x="3.579cm" svg:y="9.605cm" svg:viewBox="0 0 547 544" draw:points="0,0 547,0 547,544 0,544">
          <text:p/>
        </draw:polygon>
        <draw:polygon draw:style-name="gr2" draw:text-style-name="P3" draw:layer="layout" svg:width="0.546cm" svg:height="0.543cm" svg:x="4.125cm" svg:y="9.605cm" svg:viewBox="0 0 547 544" draw:points="0,0 547,0 547,544 0,544">
          <text:p/>
        </draw:polygon>
        <draw:polygon draw:style-name="gr3" draw:text-style-name="P4" draw:layer="layout" svg:width="0.547cm" svg:height="0.543cm" svg:x="4.671cm" svg:y="9.605cm" svg:viewBox="0 0 548 544" draw:points="0,0 548,0 548,544 0,544">
          <text:p/>
        </draw:polygon>
        <draw:polygon draw:style-name="gr2" draw:text-style-name="P3" draw:layer="layout" svg:width="0.546cm" svg:height="0.543cm" svg:x="5.218cm" svg:y="9.605cm" svg:viewBox="0 0 547 544" draw:points="0,0 547,0 547,544 0,544">
          <text:p/>
        </draw:polygon>
        <draw:polygon draw:style-name="gr2" draw:text-style-name="P3" draw:layer="layout" svg:width="0.546cm" svg:height="0.543cm" svg:x="5.764cm" svg:y="9.605cm" svg:viewBox="0 0 547 544" draw:points="0,0 547,0 547,544 0,544">
          <text:p/>
        </draw:polygon>
        <draw:polygon draw:style-name="gr3" draw:text-style-name="P4" draw:layer="layout" svg:width="0.546cm" svg:height="0.542cm" svg:x="3.579cm" svg:y="10.148cm" svg:viewBox="0 0 547 543" draw:points="0,0 547,0 547,543 0,543">
          <text:p/>
        </draw:polygon>
        <draw:polygon draw:style-name="gr2" draw:text-style-name="P3" draw:layer="layout" svg:width="0.546cm" svg:height="0.542cm" svg:x="4.125cm" svg:y="10.148cm" svg:viewBox="0 0 547 543" draw:points="0,0 547,0 547,543 0,543">
          <text:p/>
        </draw:polygon>
        <draw:polygon draw:style-name="gr2" draw:text-style-name="P3" draw:layer="layout" svg:width="0.547cm" svg:height="0.542cm" svg:x="4.671cm" svg:y="10.148cm" svg:viewBox="0 0 548 543" draw:points="0,0 548,0 548,543 0,543">
          <text:p/>
        </draw:polygon>
        <draw:polygon draw:style-name="gr3" draw:text-style-name="P4" draw:layer="layout" svg:width="0.546cm" svg:height="0.542cm" svg:x="5.218cm" svg:y="10.148cm" svg:viewBox="0 0 547 543" draw:points="0,0 547,0 547,543 0,543">
          <text:p/>
        </draw:polygon>
        <draw:polygon draw:style-name="gr3" draw:text-style-name="P4" draw:layer="layout" svg:width="0.546cm" svg:height="0.542cm" svg:x="5.764cm" svg:y="10.148cm" svg:viewBox="0 0 547 543" draw:points="0,0 547,0 547,543 0,543">
          <text:p/>
        </draw:polygon>
        <draw:polygon draw:style-name="gr2" draw:text-style-name="P3" draw:layer="layout" svg:width="0.546cm" svg:height="0.543cm" svg:x="3.579cm" svg:y="10.69cm" svg:viewBox="0 0 547 544" draw:points="0,0 547,0 547,544 0,544">
          <text:p/>
        </draw:polygon>
        <draw:polygon draw:style-name="gr3" draw:text-style-name="P4" draw:layer="layout" svg:width="0.546cm" svg:height="0.543cm" svg:x="4.125cm" svg:y="10.69cm" svg:viewBox="0 0 547 544" draw:points="0,0 547,0 547,544 0,544">
          <text:p/>
        </draw:polygon>
        <draw:polygon draw:style-name="gr2" draw:text-style-name="P3" draw:layer="layout" svg:width="0.547cm" svg:height="0.543cm" svg:x="4.671cm" svg:y="10.69cm" svg:viewBox="0 0 548 544" draw:points="0,0 548,0 548,544 0,544">
          <text:p/>
        </draw:polygon>
        <draw:polygon draw:style-name="gr3" draw:text-style-name="P4" draw:layer="layout" svg:width="0.546cm" svg:height="0.543cm" svg:x="5.218cm" svg:y="10.69cm" svg:viewBox="0 0 547 544" draw:points="0,0 547,0 547,544 0,544">
          <text:p/>
        </draw:polygon>
        <draw:polygon draw:style-name="gr2" draw:text-style-name="P3" draw:layer="layout" svg:width="0.546cm" svg:height="0.543cm" svg:x="5.764cm" svg:y="10.69cm" svg:viewBox="0 0 547 544" draw:points="0,0 547,0 547,544 0,544">
          <text:p/>
        </draw:polygon>
        <draw:polygon draw:style-name="gr2" draw:text-style-name="P3" draw:layer="layout" svg:width="0.546cm" svg:height="0.543cm" svg:x="3.579cm" svg:y="11.233cm" svg:viewBox="0 0 547 544" draw:points="0,0 547,0 547,544 0,544">
          <text:p/>
        </draw:polygon>
        <draw:polygon draw:style-name="gr2" draw:text-style-name="P3" draw:layer="layout" svg:width="0.546cm" svg:height="0.543cm" svg:x="4.125cm" svg:y="11.233cm" svg:viewBox="0 0 547 544" draw:points="0,0 547,0 547,544 0,544">
          <text:p/>
        </draw:polygon>
        <draw:polygon draw:style-name="gr2" draw:text-style-name="P3" draw:layer="layout" svg:width="0.547cm" svg:height="0.543cm" svg:x="4.671cm" svg:y="11.233cm" svg:viewBox="0 0 548 544" draw:points="0,0 548,0 548,544 0,544">
          <text:p/>
        </draw:polygon>
        <draw:polygon draw:style-name="gr3" draw:text-style-name="P4" draw:layer="layout" svg:width="0.546cm" svg:height="0.543cm" svg:x="5.218cm" svg:y="11.233cm" svg:viewBox="0 0 547 544" draw:points="0,0 547,0 547,544 0,544">
          <text:p/>
        </draw:polygon>
        <draw:polygon draw:style-name="gr3" draw:text-style-name="P4" draw:layer="layout" svg:width="0.546cm" svg:height="0.543cm" svg:x="5.764cm" svg:y="11.233cm" svg:viewBox="0 0 547 544" draw:points="0,0 547,0 547,544 0,544">
          <text:p/>
        </draw:polygon>
        <draw:frame draw:style-name="gr4" draw:text-style-name="P5" draw:layer="layout" svg:width="0.739cm" svg:height="0.45cm" svg:x="4.576cm" svg:y="7.049cm">
          <draw:text-box>
            <text:p text:style-name="P1"><text:span text:style-name="T2">ID 0</text:span></text:p>
          </draw:text-box>
        </draw:frame>
        <draw:polygon draw:style-name="gr3" draw:text-style-name="P4" draw:layer="layout" svg:width="3.824cm" svg:height="3.798cm" svg:x="9.144cm" svg:y="8.52cm" svg:viewBox="0 0 3825 3799" draw:points="0,0 3825,0 3825,3799 0,3799">
          <text:p/>
        </draw:polygon>
        <draw:polygon draw:style-name="gr3" draw:text-style-name="P4" draw:layer="layout" svg:width="0.546cm" svg:height="0.543cm" svg:x="9.69cm" svg:y="9.062cm" svg:viewBox="0 0 547 544" draw:points="0,0 547,0 547,544 0,544">
          <text:p/>
        </draw:polygon>
        <draw:polygon draw:style-name="gr3" draw:text-style-name="P4" draw:layer="layout" svg:width="0.546cm" svg:height="0.543cm" svg:x="10.236cm" svg:y="9.062cm" svg:viewBox="0 0 547 544" draw:points="0,0 547,0 547,544 0,544">
          <text:p/>
        </draw:polygon>
        <draw:polygon draw:style-name="gr2" draw:text-style-name="P3" draw:layer="layout" svg:width="0.547cm" svg:height="0.543cm" svg:x="10.782cm" svg:y="9.062cm" svg:viewBox="0 0 548 544" draw:points="0,0 548,0 548,544 0,544">
          <text:p/>
        </draw:polygon>
        <draw:polygon draw:style-name="gr3" draw:text-style-name="P4" draw:layer="layout" svg:width="0.546cm" svg:height="0.543cm" svg:x="11.329cm" svg:y="9.062cm" svg:viewBox="0 0 547 544" draw:points="0,0 547,0 547,544 0,544">
          <text:p/>
        </draw:polygon>
        <draw:polygon draw:style-name="gr2" draw:text-style-name="P3" draw:layer="layout" svg:width="0.546cm" svg:height="0.543cm" svg:x="11.875cm" svg:y="9.062cm" svg:viewBox="0 0 547 544" draw:points="0,0 547,0 547,544 0,544">
          <text:p/>
        </draw:polygon>
        <draw:polygon draw:style-name="gr3" draw:text-style-name="P4" draw:layer="layout" svg:width="0.546cm" svg:height="0.543cm" svg:x="9.69cm" svg:y="9.605cm" svg:viewBox="0 0 547 544" draw:points="0,0 547,0 547,544 0,544">
          <text:p/>
        </draw:polygon>
        <draw:polygon draw:style-name="gr2" draw:text-style-name="P3" draw:layer="layout" svg:width="0.546cm" svg:height="0.543cm" svg:x="10.236cm" svg:y="9.605cm" svg:viewBox="0 0 547 544" draw:points="0,0 547,0 547,544 0,544">
          <text:p/>
        </draw:polygon>
        <draw:polygon draw:style-name="gr3" draw:text-style-name="P4" draw:layer="layout" svg:width="0.547cm" svg:height="0.543cm" svg:x="10.782cm" svg:y="9.605cm" svg:viewBox="0 0 548 544" draw:points="0,0 548,0 548,544 0,544">
          <text:p/>
        </draw:polygon>
        <draw:polygon draw:style-name="gr3" draw:text-style-name="P4" draw:layer="layout" svg:width="0.546cm" svg:height="0.543cm" svg:x="11.329cm" svg:y="9.605cm" svg:viewBox="0 0 547 544" draw:points="0,0 547,0 547,544 0,544">
          <text:p/>
        </draw:polygon>
        <draw:polygon draw:style-name="gr3" draw:text-style-name="P4" draw:layer="layout" svg:width="0.546cm" svg:height="0.543cm" svg:x="11.875cm" svg:y="9.605cm" svg:viewBox="0 0 547 544" draw:points="0,0 547,0 547,544 0,544">
          <text:p/>
        </draw:polygon>
        <draw:polygon draw:style-name="gr3" draw:text-style-name="P4" draw:layer="layout" svg:width="0.546cm" svg:height="0.542cm" svg:x="9.69cm" svg:y="10.148cm" svg:viewBox="0 0 547 543" draw:points="0,0 547,0 547,543 0,543">
          <text:p/>
        </draw:polygon>
        <draw:polygon draw:style-name="gr2" draw:text-style-name="P3" draw:layer="layout" svg:width="0.546cm" svg:height="0.542cm" svg:x="10.236cm" svg:y="10.148cm" svg:viewBox="0 0 547 543" draw:points="0,0 547,0 547,543 0,543">
          <text:p/>
        </draw:polygon>
        <draw:polygon draw:style-name="gr3" draw:text-style-name="P4" draw:layer="layout" svg:width="0.547cm" svg:height="0.542cm" svg:x="10.782cm" svg:y="10.148cm" svg:viewBox="0 0 548 543" draw:points="0,0 548,0 548,543 0,543">
          <text:p/>
        </draw:polygon>
        <draw:polygon draw:style-name="gr2" draw:text-style-name="P3" draw:layer="layout" svg:width="0.546cm" svg:height="0.542cm" svg:x="11.329cm" svg:y="10.148cm" svg:viewBox="0 0 547 543" draw:points="0,0 547,0 547,543 0,543">
          <text:p/>
        </draw:polygon>
        <draw:polygon draw:style-name="gr2" draw:text-style-name="P3" draw:layer="layout" svg:width="0.546cm" svg:height="0.542cm" svg:x="11.875cm" svg:y="10.148cm" svg:viewBox="0 0 547 543" draw:points="0,0 547,0 547,543 0,543">
          <text:p/>
        </draw:polygon>
        <draw:polygon draw:style-name="gr2" draw:text-style-name="P3" draw:layer="layout" svg:width="0.546cm" svg:height="0.543cm" svg:x="9.69cm" svg:y="10.69cm" svg:viewBox="0 0 547 544" draw:points="0,0 547,0 547,544 0,544">
          <text:p/>
        </draw:polygon>
        <draw:polygon draw:style-name="gr2" draw:text-style-name="P3" draw:layer="layout" svg:width="0.546cm" svg:height="0.543cm" svg:x="10.236cm" svg:y="10.69cm" svg:viewBox="0 0 547 544" draw:points="0,0 547,0 547,544 0,544">
          <text:p/>
        </draw:polygon>
        <draw:polygon draw:style-name="gr2" draw:text-style-name="P3" draw:layer="layout" svg:width="0.547cm" svg:height="0.543cm" svg:x="10.782cm" svg:y="10.69cm" svg:viewBox="0 0 548 544" draw:points="0,0 548,0 548,544 0,544">
          <text:p/>
        </draw:polygon>
        <draw:polygon draw:style-name="gr3" draw:text-style-name="P4" draw:layer="layout" svg:width="0.546cm" svg:height="0.543cm" svg:x="11.329cm" svg:y="10.69cm" svg:viewBox="0 0 547 544" draw:points="0,0 547,0 547,544 0,544">
          <text:p/>
        </draw:polygon>
        <draw:polygon draw:style-name="gr3" draw:text-style-name="P4" draw:layer="layout" svg:width="0.546cm" svg:height="0.543cm" svg:x="11.875cm" svg:y="10.69cm" svg:viewBox="0 0 547 544" draw:points="0,0 547,0 547,544 0,544">
          <text:p/>
        </draw:polygon>
        <draw:polygon draw:style-name="gr3" draw:text-style-name="P4" draw:layer="layout" svg:width="0.546cm" svg:height="0.543cm" svg:x="9.69cm" svg:y="11.233cm" svg:viewBox="0 0 547 544" draw:points="0,0 547,0 547,544 0,544">
          <text:p/>
        </draw:polygon>
        <draw:polygon draw:style-name="gr3" draw:text-style-name="P4" draw:layer="layout" svg:width="0.546cm" svg:height="0.543cm" svg:x="10.236cm" svg:y="11.233cm" svg:viewBox="0 0 547 544" draw:points="0,0 547,0 547,544 0,544">
          <text:p/>
        </draw:polygon>
        <draw:polygon draw:style-name="gr3" draw:text-style-name="P4" draw:layer="layout" svg:width="0.547cm" svg:height="0.543cm" svg:x="10.782cm" svg:y="11.233cm" svg:viewBox="0 0 548 544" draw:points="0,0 548,0 548,544 0,544">
          <text:p/>
        </draw:polygon>
        <draw:polygon draw:style-name="gr3" draw:text-style-name="P4" draw:layer="layout" svg:width="0.546cm" svg:height="0.543cm" svg:x="11.329cm" svg:y="11.233cm" svg:viewBox="0 0 547 544" draw:points="0,0 547,0 547,544 0,544">
          <text:p/>
        </draw:polygon>
        <draw:polygon draw:style-name="gr2" draw:text-style-name="P3" draw:layer="layout" svg:width="0.546cm" svg:height="0.543cm" svg:x="11.875cm" svg:y="11.233cm" svg:viewBox="0 0 547 544" draw:points="0,0 547,0 547,544 0,544">
          <text:p/>
        </draw:polygon>
        <draw:frame draw:style-name="gr4" draw:text-style-name="P5" draw:layer="layout" svg:width="1.187cm" svg:height="0.45cm" svg:x="10.463cm" svg:y="7.049cm">
          <draw:text-box>
            <text:p text:style-name="P1"><text:span text:style-name="T2">ID 100</text:span></text:p>
          </draw:text-box>
        </draw:frame>
        <draw:polygon draw:style-name="gr3" draw:text-style-name="P4" draw:layer="layout" svg:width="3.824cm" svg:height="3.798cm" svg:x="15.225cm" svg:y="8.647cm" svg:viewBox="0 0 3825 3799" draw:points="0,0 3825,0 3825,3799 0,3799">
          <text:p/>
        </draw:polygon>
        <draw:polygon draw:style-name="gr3" draw:text-style-name="P4" draw:layer="layout" svg:width="0.546cm" svg:height="0.543cm" svg:x="15.771cm" svg:y="9.189cm" svg:viewBox="0 0 547 544" draw:points="0,0 547,0 547,544 0,544">
          <text:p/>
        </draw:polygon>
        <draw:polygon draw:style-name="gr3" draw:text-style-name="P4" draw:layer="layout" svg:width="0.546cm" svg:height="0.543cm" svg:x="16.317cm" svg:y="9.189cm" svg:viewBox="0 0 547 544" draw:points="0,0 547,0 547,544 0,544">
          <text:p/>
        </draw:polygon>
        <draw:polygon draw:style-name="gr2" draw:text-style-name="P3" draw:layer="layout" svg:width="0.547cm" svg:height="0.543cm" svg:x="16.863cm" svg:y="9.189cm" svg:viewBox="0 0 548 544" draw:points="0,0 548,0 548,544 0,544">
          <text:p/>
        </draw:polygon>
        <draw:polygon draw:style-name="gr3" draw:text-style-name="P4" draw:layer="layout" svg:width="0.546cm" svg:height="0.543cm" svg:x="17.41cm" svg:y="9.189cm" svg:viewBox="0 0 547 544" draw:points="0,0 547,0 547,544 0,544">
          <text:p/>
        </draw:polygon>
        <draw:polygon draw:style-name="gr2" draw:text-style-name="P3" draw:layer="layout" svg:width="0.546cm" svg:height="0.543cm" svg:x="17.956cm" svg:y="9.189cm" svg:viewBox="0 0 547 544" draw:points="0,0 547,0 547,544 0,544">
          <text:p/>
        </draw:polygon>
        <draw:polygon draw:style-name="gr3" draw:text-style-name="P4" draw:layer="layout" svg:width="0.546cm" svg:height="0.543cm" svg:x="15.771cm" svg:y="9.732cm" svg:viewBox="0 0 547 544" draw:points="0,0 547,0 547,544 0,544">
          <text:p/>
        </draw:polygon>
        <draw:polygon draw:style-name="gr2" draw:text-style-name="P3" draw:layer="layout" svg:width="0.546cm" svg:height="0.543cm" svg:x="16.317cm" svg:y="9.732cm" svg:viewBox="0 0 547 544" draw:points="0,0 547,0 547,544 0,544">
          <text:p/>
        </draw:polygon>
        <draw:polygon draw:style-name="gr3" draw:text-style-name="P4" draw:layer="layout" svg:width="0.547cm" svg:height="0.543cm" svg:x="16.863cm" svg:y="9.732cm" svg:viewBox="0 0 548 544" draw:points="0,0 548,0 548,544 0,544">
          <text:p/>
        </draw:polygon>
        <draw:polygon draw:style-name="gr2" draw:text-style-name="P3" draw:layer="layout" svg:width="0.546cm" svg:height="0.543cm" svg:x="17.41cm" svg:y="9.732cm" svg:viewBox="0 0 547 544" draw:points="0,0 547,0 547,544 0,544">
          <text:p/>
        </draw:polygon>
        <draw:polygon draw:style-name="gr2" draw:text-style-name="P3" draw:layer="layout" svg:width="0.546cm" svg:height="0.543cm" svg:x="17.956cm" svg:y="9.732cm" svg:viewBox="0 0 547 544" draw:points="0,0 547,0 547,544 0,544">
          <text:p/>
        </draw:polygon>
        <draw:polygon draw:style-name="gr2" draw:text-style-name="P3" draw:layer="layout" svg:width="0.546cm" svg:height="0.542cm" svg:x="15.771cm" svg:y="10.275cm" svg:viewBox="0 0 547 543" draw:points="0,0 547,0 547,543 0,543">
          <text:p/>
        </draw:polygon>
        <draw:polygon draw:style-name="gr2" draw:text-style-name="P3" draw:layer="layout" svg:width="0.546cm" svg:height="0.542cm" svg:x="16.317cm" svg:y="10.275cm" svg:viewBox="0 0 547 543" draw:points="0,0 547,0 547,543 0,543">
          <text:p/>
        </draw:polygon>
        <draw:polygon draw:style-name="gr2" draw:text-style-name="P3" draw:layer="layout" svg:width="0.547cm" svg:height="0.542cm" svg:x="16.863cm" svg:y="10.275cm" svg:viewBox="0 0 548 543" draw:points="0,0 548,0 548,543 0,543">
          <text:p/>
        </draw:polygon>
        <draw:polygon draw:style-name="gr3" draw:text-style-name="P4" draw:layer="layout" svg:width="0.546cm" svg:height="0.542cm" svg:x="17.41cm" svg:y="10.275cm" svg:viewBox="0 0 547 543" draw:points="0,0 547,0 547,543 0,543">
          <text:p/>
        </draw:polygon>
        <draw:polygon draw:style-name="gr2" draw:text-style-name="P3" draw:layer="layout" svg:width="0.546cm" svg:height="0.542cm" svg:x="17.956cm" svg:y="10.275cm" svg:viewBox="0 0 547 543" draw:points="0,0 547,0 547,543 0,543">
          <text:p/>
        </draw:polygon>
        <draw:polygon draw:style-name="gr2" draw:text-style-name="P3" draw:layer="layout" svg:width="0.546cm" svg:height="0.543cm" svg:x="15.771cm" svg:y="10.817cm" svg:viewBox="0 0 547 544" draw:points="0,0 547,0 547,544 0,544">
          <text:p/>
        </draw:polygon>
        <draw:polygon draw:style-name="gr3" draw:text-style-name="P4" draw:layer="layout" svg:width="0.546cm" svg:height="0.543cm" svg:x="16.317cm" svg:y="10.817cm" svg:viewBox="0 0 547 544" draw:points="0,0 547,0 547,544 0,544">
          <text:p/>
        </draw:polygon>
        <draw:polygon draw:style-name="gr2" draw:text-style-name="P3" draw:layer="layout" svg:width="0.547cm" svg:height="0.543cm" svg:x="16.863cm" svg:y="10.817cm" svg:viewBox="0 0 548 544" draw:points="0,0 548,0 548,544 0,544">
          <text:p/>
        </draw:polygon>
        <draw:polygon draw:style-name="gr2" draw:text-style-name="P3" draw:layer="layout" svg:width="0.546cm" svg:height="0.543cm" svg:x="17.41cm" svg:y="10.817cm" svg:viewBox="0 0 547 544" draw:points="0,0 547,0 547,544 0,544">
          <text:p/>
        </draw:polygon>
        <draw:polygon draw:style-name="gr3" draw:text-style-name="P4" draw:layer="layout" svg:width="0.546cm" svg:height="0.543cm" svg:x="17.956cm" svg:y="10.817cm" svg:viewBox="0 0 547 544" draw:points="0,0 547,0 547,544 0,544">
          <text:p/>
        </draw:polygon>
        <draw:polygon draw:style-name="gr3" draw:text-style-name="P4" draw:layer="layout" svg:width="0.546cm" svg:height="0.543cm" svg:x="15.771cm" svg:y="11.36cm" svg:viewBox="0 0 547 544" draw:points="0,0 547,0 547,544 0,544">
          <text:p/>
        </draw:polygon>
        <draw:polygon draw:style-name="gr2" draw:text-style-name="P3" draw:layer="layout" svg:width="0.546cm" svg:height="0.543cm" svg:x="16.317cm" svg:y="11.36cm" svg:viewBox="0 0 547 544" draw:points="0,0 547,0 547,544 0,544">
          <text:p/>
        </draw:polygon>
        <draw:polygon draw:style-name="gr3" draw:text-style-name="P4" draw:layer="layout" svg:width="0.547cm" svg:height="0.543cm" svg:x="16.863cm" svg:y="11.36cm" svg:viewBox="0 0 548 544" draw:points="0,0 548,0 548,544 0,544">
          <text:p/>
        </draw:polygon>
        <draw:polygon draw:style-name="gr3" draw:text-style-name="P4" draw:layer="layout" svg:width="0.546cm" svg:height="0.543cm" svg:x="17.41cm" svg:y="11.36cm" svg:viewBox="0 0 547 544" draw:points="0,0 547,0 547,544 0,544">
          <text:p/>
        </draw:polygon>
        <draw:polygon draw:style-name="gr2" draw:text-style-name="P3" draw:layer="layout" svg:width="0.546cm" svg:height="0.543cm" svg:x="17.956cm" svg:y="11.36cm" svg:viewBox="0 0 547 544" draw:points="0,0 547,0 547,544 0,544">
          <text:p/>
        </draw:polygon>
        <draw:frame draw:style-name="gr4" draw:text-style-name="P5" draw:layer="layout" svg:width="1.187cm" svg:height="0.45cm" svg:x="16.544cm" svg:y="7.176cm">
          <draw:text-box>
            <text:p text:style-name="P1"><text:span text:style-name="T2">ID 101</text:span></text:p>
          </draw:text-box>
        </draw:frame>
        <draw:polygon draw:style-name="gr3" draw:text-style-name="P4" draw:layer="layout" svg:width="3.824cm" svg:height="3.798cm" svg:x="2.906cm" svg:y="15.315cm" svg:viewBox="0 0 3825 3799" draw:points="0,0 3825,0 3825,3799 0,3799">
          <text:p/>
        </draw:polygon>
        <draw:polygon draw:style-name="gr3" draw:text-style-name="P4" draw:layer="layout" svg:width="0.546cm" svg:height="0.543cm" svg:x="3.452cm" svg:y="15.857cm" svg:viewBox="0 0 547 544" draw:points="0,0 547,0 547,544 0,544">
          <text:p/>
        </draw:polygon>
        <draw:polygon draw:style-name="gr3" draw:text-style-name="P4" draw:layer="layout" svg:width="0.546cm" svg:height="0.543cm" svg:x="3.998cm" svg:y="15.857cm" svg:viewBox="0 0 547 544" draw:points="0,0 547,0 547,544 0,544">
          <text:p/>
        </draw:polygon>
        <draw:polygon draw:style-name="gr2" draw:text-style-name="P3" draw:layer="layout" svg:width="0.547cm" svg:height="0.543cm" svg:x="4.544cm" svg:y="15.857cm" svg:viewBox="0 0 548 544" draw:points="0,0 548,0 548,544 0,544">
          <text:p/>
        </draw:polygon>
        <draw:polygon draw:style-name="gr3" draw:text-style-name="P4" draw:layer="layout" svg:width="0.546cm" svg:height="0.543cm" svg:x="5.091cm" svg:y="15.857cm" svg:viewBox="0 0 547 544" draw:points="0,0 547,0 547,544 0,544">
          <text:p/>
        </draw:polygon>
        <draw:polygon draw:style-name="gr3" draw:text-style-name="P4" draw:layer="layout" svg:width="0.546cm" svg:height="0.543cm" svg:x="5.637cm" svg:y="15.857cm" svg:viewBox="0 0 547 544" draw:points="0,0 547,0 547,544 0,544">
          <text:p/>
        </draw:polygon>
        <draw:polygon draw:style-name="gr3" draw:text-style-name="P4" draw:layer="layout" svg:width="0.546cm" svg:height="0.543cm" svg:x="3.452cm" svg:y="16.4cm" svg:viewBox="0 0 547 544" draw:points="0,0 547,0 547,544 0,544">
          <text:p/>
        </draw:polygon>
        <draw:polygon draw:style-name="gr2" draw:text-style-name="P3" draw:layer="layout" svg:width="0.546cm" svg:height="0.543cm" svg:x="3.998cm" svg:y="16.4cm" svg:viewBox="0 0 547 544" draw:points="0,0 547,0 547,544 0,544">
          <text:p/>
        </draw:polygon>
        <draw:polygon draw:style-name="gr2" draw:text-style-name="P3" draw:layer="layout" svg:width="0.547cm" svg:height="0.543cm" svg:x="4.544cm" svg:y="16.4cm" svg:viewBox="0 0 548 544" draw:points="0,0 548,0 548,544 0,544">
          <text:p/>
        </draw:polygon>
        <draw:polygon draw:style-name="gr2" draw:text-style-name="P3" draw:layer="layout" svg:width="0.546cm" svg:height="0.543cm" svg:x="5.091cm" svg:y="16.4cm" svg:viewBox="0 0 547 544" draw:points="0,0 547,0 547,544 0,544">
          <text:p/>
        </draw:polygon>
        <draw:polygon draw:style-name="gr2" draw:text-style-name="P3" draw:layer="layout" svg:width="0.546cm" svg:height="0.543cm" svg:x="5.637cm" svg:y="16.4cm" svg:viewBox="0 0 547 544" draw:points="0,0 547,0 547,544 0,544">
          <text:p/>
        </draw:polygon>
        <draw:polygon draw:style-name="gr2" draw:text-style-name="P3" draw:layer="layout" svg:width="0.546cm" svg:height="0.542cm" svg:x="3.452cm" svg:y="16.943cm" svg:viewBox="0 0 547 543" draw:points="0,0 547,0 547,543 0,543">
          <text:p/>
        </draw:polygon>
        <draw:polygon draw:style-name="gr2" draw:text-style-name="P3" draw:layer="layout" svg:width="0.546cm" svg:height="0.542cm" svg:x="3.998cm" svg:y="16.943cm" svg:viewBox="0 0 547 543" draw:points="0,0 547,0 547,543 0,543">
          <text:p/>
        </draw:polygon>
        <draw:polygon draw:style-name="gr3" draw:text-style-name="P4" draw:layer="layout" svg:width="0.547cm" svg:height="0.542cm" svg:x="4.544cm" svg:y="16.943cm" svg:viewBox="0 0 548 543" draw:points="0,0 548,0 548,543 0,543">
          <text:p/>
        </draw:polygon>
        <draw:polygon draw:style-name="gr3" draw:text-style-name="P4" draw:layer="layout" svg:width="0.546cm" svg:height="0.542cm" svg:x="5.091cm" svg:y="16.943cm" svg:viewBox="0 0 547 543" draw:points="0,0 547,0 547,543 0,543">
          <text:p/>
        </draw:polygon>
        <draw:polygon draw:style-name="gr3" draw:text-style-name="P4" draw:layer="layout" svg:width="0.546cm" svg:height="0.542cm" svg:x="5.637cm" svg:y="16.943cm" svg:viewBox="0 0 547 543" draw:points="0,0 547,0 547,543 0,543">
          <text:p/>
        </draw:polygon>
        <draw:polygon draw:style-name="gr3" draw:text-style-name="P4" draw:layer="layout" svg:width="0.546cm" svg:height="0.543cm" svg:x="3.452cm" svg:y="17.485cm" svg:viewBox="0 0 547 544" draw:points="0,0 547,0 547,544 0,544">
          <text:p/>
        </draw:polygon>
        <draw:polygon draw:style-name="gr3" draw:text-style-name="P4" draw:layer="layout" svg:width="0.546cm" svg:height="0.543cm" svg:x="3.998cm" svg:y="17.485cm" svg:viewBox="0 0 547 544" draw:points="0,0 547,0 547,544 0,544">
          <text:p/>
        </draw:polygon>
        <draw:polygon draw:style-name="gr3" draw:text-style-name="P4" draw:layer="layout" svg:width="0.547cm" svg:height="0.543cm" svg:x="4.544cm" svg:y="17.485cm" svg:viewBox="0 0 548 544" draw:points="0,0 548,0 548,544 0,544">
          <text:p/>
        </draw:polygon>
        <draw:polygon draw:style-name="gr3" draw:text-style-name="P4" draw:layer="layout" svg:width="0.546cm" svg:height="0.543cm" svg:x="5.091cm" svg:y="17.485cm" svg:viewBox="0 0 547 544" draw:points="0,0 547,0 547,544 0,544">
          <text:p/>
        </draw:polygon>
        <draw:polygon draw:style-name="gr3" draw:text-style-name="P4" draw:layer="layout" svg:width="0.546cm" svg:height="0.543cm" svg:x="5.637cm" svg:y="17.485cm" svg:viewBox="0 0 547 544" draw:points="0,0 547,0 547,544 0,544">
          <text:p/>
        </draw:polygon>
        <draw:polygon draw:style-name="gr3" draw:text-style-name="P4" draw:layer="layout" svg:width="0.546cm" svg:height="0.543cm" svg:x="3.452cm" svg:y="18.028cm" svg:viewBox="0 0 547 544" draw:points="0,0 547,0 547,544 0,544">
          <text:p/>
        </draw:polygon>
        <draw:polygon draw:style-name="gr2" draw:text-style-name="P3" draw:layer="layout" svg:width="0.546cm" svg:height="0.543cm" svg:x="3.998cm" svg:y="18.028cm" svg:viewBox="0 0 547 544" draw:points="0,0 547,0 547,544 0,544">
          <text:p/>
        </draw:polygon>
        <draw:polygon draw:style-name="gr3" draw:text-style-name="P4" draw:layer="layout" svg:width="0.547cm" svg:height="0.543cm" svg:x="4.544cm" svg:y="18.028cm" svg:viewBox="0 0 548 544" draw:points="0,0 548,0 548,544 0,544">
          <text:p/>
        </draw:polygon>
        <draw:polygon draw:style-name="gr3" draw:text-style-name="P4" draw:layer="layout" svg:width="0.546cm" svg:height="0.543cm" svg:x="5.091cm" svg:y="18.028cm" svg:viewBox="0 0 547 544" draw:points="0,0 547,0 547,544 0,544">
          <text:p/>
        </draw:polygon>
        <draw:polygon draw:style-name="gr3" draw:text-style-name="P4" draw:layer="layout" svg:width="0.546cm" svg:height="0.543cm" svg:x="5.637cm" svg:y="18.028cm" svg:viewBox="0 0 547 544" draw:points="0,0 547,0 547,544 0,544">
          <text:p/>
        </draw:polygon>
        <draw:frame draw:style-name="gr4" draw:text-style-name="P5" draw:layer="layout" svg:width="1.187cm" svg:height="0.45cm" svg:x="4.225cm" svg:y="13.844cm">
          <draw:text-box>
            <text:p text:style-name="P1"><text:span text:style-name="T2">ID 102</text:span></text:p>
          </draw:text-box>
        </draw:frame>
        <draw:polygon draw:style-name="gr3" draw:text-style-name="P4" draw:layer="layout" svg:width="3.824cm" svg:height="3.798cm" svg:x="9.129cm" svg:y="15.378cm" svg:viewBox="0 0 3825 3799" draw:points="0,0 3825,0 3825,3799 0,3799">
          <text:p/>
        </draw:polygon>
        <draw:polygon draw:style-name="gr3" draw:text-style-name="P4" draw:layer="layout" svg:width="0.546cm" svg:height="0.543cm" svg:x="9.675cm" svg:y="15.92cm" svg:viewBox="0 0 547 544" draw:points="0,0 547,0 547,544 0,544">
          <text:p/>
        </draw:polygon>
        <draw:polygon draw:style-name="gr3" draw:text-style-name="P4" draw:layer="layout" svg:width="0.546cm" svg:height="0.543cm" svg:x="10.221cm" svg:y="15.92cm" svg:viewBox="0 0 547 544" draw:points="0,0 547,0 547,544 0,544">
          <text:p/>
        </draw:polygon>
        <draw:polygon draw:style-name="gr2" draw:text-style-name="P3" draw:layer="layout" svg:width="0.547cm" svg:height="0.543cm" svg:x="10.767cm" svg:y="15.92cm" svg:viewBox="0 0 548 544" draw:points="0,0 548,0 548,544 0,544">
          <text:p/>
        </draw:polygon>
        <draw:polygon draw:style-name="gr3" draw:text-style-name="P4" draw:layer="layout" svg:width="0.546cm" svg:height="0.543cm" svg:x="11.314cm" svg:y="15.92cm" svg:viewBox="0 0 547 544" draw:points="0,0 547,0 547,544 0,544">
          <text:p/>
        </draw:polygon>
        <draw:polygon draw:style-name="gr3" draw:text-style-name="P4" draw:layer="layout" svg:width="0.546cm" svg:height="0.543cm" svg:x="11.86cm" svg:y="15.92cm" svg:viewBox="0 0 547 544" draw:points="0,0 547,0 547,544 0,544">
          <text:p/>
        </draw:polygon>
        <draw:polygon draw:style-name="gr2" draw:text-style-name="P3" draw:layer="layout" svg:width="0.546cm" svg:height="0.543cm" svg:x="9.675cm" svg:y="16.463cm" svg:viewBox="0 0 547 544" draw:points="0,0 547,0 547,544 0,544">
          <text:p/>
        </draw:polygon>
        <draw:polygon draw:style-name="gr2" draw:text-style-name="P3" draw:layer="layout" svg:width="0.546cm" svg:height="0.543cm" svg:x="10.221cm" svg:y="16.463cm" svg:viewBox="0 0 547 544" draw:points="0,0 547,0 547,544 0,544">
          <text:p/>
        </draw:polygon>
        <draw:polygon draw:style-name="gr2" draw:text-style-name="P3" draw:layer="layout" svg:width="0.547cm" svg:height="0.543cm" svg:x="10.767cm" svg:y="16.463cm" svg:viewBox="0 0 548 544" draw:points="0,0 548,0 548,544 0,544">
          <text:p/>
        </draw:polygon>
        <draw:polygon draw:style-name="gr2" draw:text-style-name="P3" draw:layer="layout" svg:width="0.546cm" svg:height="0.543cm" svg:x="11.314cm" svg:y="16.463cm" svg:viewBox="0 0 547 544" draw:points="0,0 547,0 547,544 0,544">
          <text:p/>
        </draw:polygon>
        <draw:polygon draw:style-name="gr2" draw:text-style-name="P3" draw:layer="layout" svg:width="0.546cm" svg:height="0.543cm" svg:x="11.86cm" svg:y="16.463cm" svg:viewBox="0 0 547 544" draw:points="0,0 547,0 547,544 0,544">
          <text:p/>
        </draw:polygon>
        <draw:polygon draw:style-name="gr3" draw:text-style-name="P4" draw:layer="layout" svg:width="0.546cm" svg:height="0.542cm" svg:x="9.675cm" svg:y="17.006cm" svg:viewBox="0 0 547 543" draw:points="0,0 547,0 547,543 0,543">
          <text:p/>
        </draw:polygon>
        <draw:polygon draw:style-name="gr3" draw:text-style-name="P4" draw:layer="layout" svg:width="0.546cm" svg:height="0.542cm" svg:x="10.221cm" svg:y="17.006cm" svg:viewBox="0 0 547 543" draw:points="0,0 547,0 547,543 0,543">
          <text:p/>
        </draw:polygon>
        <draw:polygon draw:style-name="gr2" draw:text-style-name="P3" draw:layer="layout" svg:width="0.547cm" svg:height="0.542cm" svg:x="10.767cm" svg:y="17.006cm" svg:viewBox="0 0 548 543" draw:points="0,0 548,0 548,543 0,543">
          <text:p/>
        </draw:polygon>
        <draw:polygon draw:style-name="gr2" draw:text-style-name="P3" draw:layer="layout" svg:width="0.546cm" svg:height="0.542cm" svg:x="11.314cm" svg:y="17.006cm" svg:viewBox="0 0 547 543" draw:points="0,0 547,0 547,543 0,543">
          <text:p/>
        </draw:polygon>
        <draw:polygon draw:style-name="gr3" draw:text-style-name="P4" draw:layer="layout" svg:width="0.546cm" svg:height="0.542cm" svg:x="11.86cm" svg:y="17.006cm" svg:viewBox="0 0 547 543" draw:points="0,0 547,0 547,543 0,543">
          <text:p/>
        </draw:polygon>
        <draw:polygon draw:style-name="gr2" draw:text-style-name="P3" draw:layer="layout" svg:width="0.546cm" svg:height="0.543cm" svg:x="9.675cm" svg:y="17.548cm" svg:viewBox="0 0 547 544" draw:points="0,0 547,0 547,544 0,544">
          <text:p/>
        </draw:polygon>
        <draw:polygon draw:style-name="gr2" draw:text-style-name="P3" draw:layer="layout" svg:width="0.546cm" svg:height="0.543cm" svg:x="10.221cm" svg:y="17.548cm" svg:viewBox="0 0 547 544" draw:points="0,0 547,0 547,544 0,544">
          <text:p/>
        </draw:polygon>
        <draw:polygon draw:style-name="gr2" draw:text-style-name="P3" draw:layer="layout" svg:width="0.547cm" svg:height="0.543cm" svg:x="10.767cm" svg:y="17.548cm" svg:viewBox="0 0 548 544" draw:points="0,0 548,0 548,544 0,544">
          <text:p/>
        </draw:polygon>
        <draw:polygon draw:style-name="gr2" draw:text-style-name="P3" draw:layer="layout" svg:width="0.546cm" svg:height="0.543cm" svg:x="11.314cm" svg:y="17.548cm" svg:viewBox="0 0 547 544" draw:points="0,0 547,0 547,544 0,544">
          <text:p/>
        </draw:polygon>
        <draw:polygon draw:style-name="gr2" draw:text-style-name="P3" draw:layer="layout" svg:width="0.546cm" svg:height="0.543cm" svg:x="11.86cm" svg:y="17.548cm" svg:viewBox="0 0 547 544" draw:points="0,0 547,0 547,544 0,544">
          <text:p/>
        </draw:polygon>
        <draw:polygon draw:style-name="gr2" draw:text-style-name="P3" draw:layer="layout" svg:width="0.546cm" svg:height="0.543cm" svg:x="9.675cm" svg:y="18.091cm" svg:viewBox="0 0 547 544" draw:points="0,0 547,0 547,544 0,544">
          <text:p/>
        </draw:polygon>
        <draw:polygon draw:style-name="gr2" draw:text-style-name="P3" draw:layer="layout" svg:width="0.546cm" svg:height="0.543cm" svg:x="10.221cm" svg:y="18.091cm" svg:viewBox="0 0 547 544" draw:points="0,0 547,0 547,544 0,544">
          <text:p/>
        </draw:polygon>
        <draw:polygon draw:style-name="gr3" draw:text-style-name="P4" draw:layer="layout" svg:width="0.547cm" svg:height="0.543cm" svg:x="10.767cm" svg:y="18.091cm" svg:viewBox="0 0 548 544" draw:points="0,0 548,0 548,544 0,544">
          <text:p/>
        </draw:polygon>
        <draw:polygon draw:style-name="gr3" draw:text-style-name="P4" draw:layer="layout" svg:width="0.546cm" svg:height="0.543cm" svg:x="11.314cm" svg:y="18.091cm" svg:viewBox="0 0 547 544" draw:points="0,0 547,0 547,544 0,544">
          <text:p/>
        </draw:polygon>
        <draw:polygon draw:style-name="gr3" draw:text-style-name="P4" draw:layer="layout" svg:width="0.546cm" svg:height="0.543cm" svg:x="11.86cm" svg:y="18.091cm" svg:viewBox="0 0 547 544" draw:points="0,0 547,0 547,544 0,544">
          <text:p/>
        </draw:polygon>
        <draw:frame draw:style-name="gr4" draw:text-style-name="P5" draw:layer="layout" svg:width="1.187cm" svg:height="0.45cm" svg:x="10.448cm" svg:y="13.907cm">
          <draw:text-box>
            <text:p text:style-name="P1"><text:span text:style-name="T2">ID 103</text:span></text:p>
          </draw:text-box>
        </draw:frame>
        <draw:polygon draw:style-name="gr3" draw:text-style-name="P4" draw:layer="layout" svg:width="3.824cm" svg:height="3.798cm" svg:x="15.367cm" svg:y="15.251cm" svg:viewBox="0 0 3825 3799" draw:points="0,0 3825,0 3825,3799 0,3799">
          <text:p/>
        </draw:polygon>
        <draw:polygon draw:style-name="gr3" draw:text-style-name="P4" draw:layer="layout" svg:width="0.546cm" svg:height="0.543cm" svg:x="15.913cm" svg:y="15.793cm" svg:viewBox="0 0 547 544" draw:points="0,0 547,0 547,544 0,544">
          <text:p/>
        </draw:polygon>
        <draw:polygon draw:style-name="gr2" draw:text-style-name="P3" draw:layer="layout" svg:width="0.546cm" svg:height="0.543cm" svg:x="16.459cm" svg:y="15.793cm" svg:viewBox="0 0 547 544" draw:points="0,0 547,0 547,544 0,544">
          <text:p/>
        </draw:polygon>
        <draw:polygon draw:style-name="gr2" draw:text-style-name="P3" draw:layer="layout" svg:width="0.547cm" svg:height="0.543cm" svg:x="17.005cm" svg:y="15.793cm" svg:viewBox="0 0 548 544" draw:points="0,0 548,0 548,544 0,544">
          <text:p/>
        </draw:polygon>
        <draw:polygon draw:style-name="gr3" draw:text-style-name="P4" draw:layer="layout" svg:width="0.546cm" svg:height="0.543cm" svg:x="17.552cm" svg:y="15.793cm" svg:viewBox="0 0 547 544" draw:points="0,0 547,0 547,544 0,544">
          <text:p/>
        </draw:polygon>
        <draw:polygon draw:style-name="gr2" draw:text-style-name="P3" draw:layer="layout" svg:width="0.546cm" svg:height="0.543cm" svg:x="18.098cm" svg:y="15.793cm" svg:viewBox="0 0 547 544" draw:points="0,0 547,0 547,544 0,544">
          <text:p/>
        </draw:polygon>
        <draw:polygon draw:style-name="gr3" draw:text-style-name="P4" draw:layer="layout" svg:width="0.546cm" svg:height="0.543cm" svg:x="15.913cm" svg:y="16.336cm" svg:viewBox="0 0 547 544" draw:points="0,0 547,0 547,544 0,544">
          <text:p/>
        </draw:polygon>
        <draw:polygon draw:style-name="gr3" draw:text-style-name="P4" draw:layer="layout" svg:width="0.546cm" svg:height="0.543cm" svg:x="16.459cm" svg:y="16.336cm" svg:viewBox="0 0 547 544" draw:points="0,0 547,0 547,544 0,544">
          <text:p/>
        </draw:polygon>
        <draw:polygon draw:style-name="gr3" draw:text-style-name="P4" draw:layer="layout" svg:width="0.547cm" svg:height="0.543cm" svg:x="17.005cm" svg:y="16.336cm" svg:viewBox="0 0 548 544" draw:points="0,0 548,0 548,544 0,544">
          <text:p/>
        </draw:polygon>
        <draw:polygon draw:style-name="gr2" draw:text-style-name="P3" draw:layer="layout" svg:width="0.546cm" svg:height="0.543cm" svg:x="17.552cm" svg:y="16.336cm" svg:viewBox="0 0 547 544" draw:points="0,0 547,0 547,544 0,544">
          <text:p/>
        </draw:polygon>
        <draw:polygon draw:style-name="gr3" draw:text-style-name="P4" draw:layer="layout" svg:width="0.546cm" svg:height="0.543cm" svg:x="18.098cm" svg:y="16.336cm" svg:viewBox="0 0 547 544" draw:points="0,0 547,0 547,544 0,544">
          <text:p/>
        </draw:polygon>
        <draw:polygon draw:style-name="gr2" draw:text-style-name="P3" draw:layer="layout" svg:width="0.546cm" svg:height="0.542cm" svg:x="15.913cm" svg:y="16.879cm" svg:viewBox="0 0 547 543" draw:points="0,0 547,0 547,543 0,543">
          <text:p/>
        </draw:polygon>
        <draw:polygon draw:style-name="gr2" draw:text-style-name="P3" draw:layer="layout" svg:width="0.546cm" svg:height="0.542cm" svg:x="16.459cm" svg:y="16.879cm" svg:viewBox="0 0 547 543" draw:points="0,0 547,0 547,543 0,543">
          <text:p/>
        </draw:polygon>
        <draw:polygon draw:style-name="gr2" draw:text-style-name="P3" draw:layer="layout" svg:width="0.547cm" svg:height="0.542cm" svg:x="17.005cm" svg:y="16.879cm" svg:viewBox="0 0 548 543" draw:points="0,0 548,0 548,543 0,543">
          <text:p/>
        </draw:polygon>
        <draw:polygon draw:style-name="gr3" draw:text-style-name="P4" draw:layer="layout" svg:width="0.546cm" svg:height="0.542cm" svg:x="17.552cm" svg:y="16.879cm" svg:viewBox="0 0 547 543" draw:points="0,0 547,0 547,543 0,543">
          <text:p/>
        </draw:polygon>
        <draw:polygon draw:style-name="gr3" draw:text-style-name="P4" draw:layer="layout" svg:width="0.546cm" svg:height="0.542cm" svg:x="18.098cm" svg:y="16.879cm" svg:viewBox="0 0 547 543" draw:points="0,0 547,0 547,543 0,543">
          <text:p/>
        </draw:polygon>
        <draw:polygon draw:style-name="gr3" draw:text-style-name="P4" draw:layer="layout" svg:width="0.546cm" svg:height="0.543cm" svg:x="15.913cm" svg:y="17.421cm" svg:viewBox="0 0 547 544" draw:points="0,0 547,0 547,544 0,544">
          <text:p/>
        </draw:polygon>
        <draw:polygon draw:style-name="gr3" draw:text-style-name="P4" draw:layer="layout" svg:width="0.546cm" svg:height="0.543cm" svg:x="16.459cm" svg:y="17.421cm" svg:viewBox="0 0 547 544" draw:points="0,0 547,0 547,544 0,544">
          <text:p/>
        </draw:polygon>
        <draw:polygon draw:style-name="gr3" draw:text-style-name="P4" draw:layer="layout" svg:width="0.547cm" svg:height="0.543cm" svg:x="17.005cm" svg:y="17.421cm" svg:viewBox="0 0 548 544" draw:points="0,0 548,0 548,544 0,544">
          <text:p/>
        </draw:polygon>
        <draw:polygon draw:style-name="gr2" draw:text-style-name="P3" draw:layer="layout" svg:width="0.546cm" svg:height="0.543cm" svg:x="17.552cm" svg:y="17.421cm" svg:viewBox="0 0 547 544" draw:points="0,0 547,0 547,544 0,544">
          <text:p/>
        </draw:polygon>
        <draw:polygon draw:style-name="gr3" draw:text-style-name="P4" draw:layer="layout" svg:width="0.546cm" svg:height="0.543cm" svg:x="18.098cm" svg:y="17.421cm" svg:viewBox="0 0 547 544" draw:points="0,0 547,0 547,544 0,544">
          <text:p/>
        </draw:polygon>
        <draw:polygon draw:style-name="gr2" draw:text-style-name="P3" draw:layer="layout" svg:width="0.546cm" svg:height="0.543cm" svg:x="15.913cm" svg:y="17.964cm" svg:viewBox="0 0 547 544" draw:points="0,0 547,0 547,544 0,544">
          <text:p/>
        </draw:polygon>
        <draw:polygon draw:style-name="gr2" draw:text-style-name="P3" draw:layer="layout" svg:width="0.546cm" svg:height="0.543cm" svg:x="16.459cm" svg:y="17.964cm" svg:viewBox="0 0 547 544" draw:points="0,0 547,0 547,544 0,544">
          <text:p/>
        </draw:polygon>
        <draw:polygon draw:style-name="gr2" draw:text-style-name="P3" draw:layer="layout" svg:width="0.547cm" svg:height="0.543cm" svg:x="17.005cm" svg:y="17.964cm" svg:viewBox="0 0 548 544" draw:points="0,0 548,0 548,544 0,544">
          <text:p/>
        </draw:polygon>
        <draw:polygon draw:style-name="gr2" draw:text-style-name="P3" draw:layer="layout" svg:width="0.546cm" svg:height="0.543cm" svg:x="17.552cm" svg:y="17.964cm" svg:viewBox="0 0 547 544" draw:points="0,0 547,0 547,544 0,544">
          <text:p/>
        </draw:polygon>
        <draw:polygon draw:style-name="gr3" draw:text-style-name="P4" draw:layer="layout" svg:width="0.546cm" svg:height="0.543cm" svg:x="18.098cm" svg:y="17.964cm" svg:viewBox="0 0 547 544" draw:points="0,0 547,0 547,544 0,544">
          <text:p/>
        </draw:polygon>
        <draw:frame draw:style-name="gr4" draw:text-style-name="P5" draw:layer="layout" svg:width="1.187cm" svg:height="0.45cm" svg:x="16.686cm" svg:y="13.78cm">
          <draw:text-box>
            <text:p text:style-name="P1"><text:span text:style-name="T2">ID 200</text:span></text:p>
          </draw:text-box>
        </draw:frame>
        <draw:polygon draw:style-name="gr3" draw:text-style-name="P4" draw:layer="layout" svg:width="3.824cm" svg:height="3.798cm" svg:x="2.779cm" svg:y="21.791cm" svg:viewBox="0 0 3825 3799" draw:points="0,0 3825,0 3825,3799 0,3799">
          <text:p/>
        </draw:polygon>
        <draw:polygon draw:style-name="gr2" draw:text-style-name="P3" draw:layer="layout" svg:width="0.546cm" svg:height="0.543cm" svg:x="3.325cm" svg:y="22.333cm" svg:viewBox="0 0 547 544" draw:points="0,0 547,0 547,544 0,544">
          <text:p/>
        </draw:polygon>
        <draw:polygon draw:style-name="gr3" draw:text-style-name="P4" draw:layer="layout" svg:width="0.546cm" svg:height="0.543cm" svg:x="3.871cm" svg:y="22.333cm" svg:viewBox="0 0 547 544" draw:points="0,0 547,0 547,544 0,544">
          <text:p/>
        </draw:polygon>
        <draw:polygon draw:style-name="gr3" draw:text-style-name="P4" draw:layer="layout" svg:width="0.547cm" svg:height="0.543cm" svg:x="4.417cm" svg:y="22.333cm" svg:viewBox="0 0 548 544" draw:points="0,0 548,0 548,544 0,544">
          <text:p/>
        </draw:polygon>
        <draw:polygon draw:style-name="gr2" draw:text-style-name="P3" draw:layer="layout" svg:width="0.546cm" svg:height="0.543cm" svg:x="4.964cm" svg:y="22.333cm" svg:viewBox="0 0 547 544" draw:points="0,0 547,0 547,544 0,544">
          <text:p/>
        </draw:polygon>
        <draw:polygon draw:style-name="gr2" draw:text-style-name="P3" draw:layer="layout" svg:width="0.546cm" svg:height="0.543cm" svg:x="5.51cm" svg:y="22.333cm" svg:viewBox="0 0 547 544" draw:points="0,0 547,0 547,544 0,544">
          <text:p/>
        </draw:polygon>
        <draw:polygon draw:style-name="gr3" draw:text-style-name="P4" draw:layer="layout" svg:width="0.546cm" svg:height="0.543cm" svg:x="3.325cm" svg:y="22.876cm" svg:viewBox="0 0 547 544" draw:points="0,0 547,0 547,544 0,544">
          <text:p/>
        </draw:polygon>
        <draw:polygon draw:style-name="gr3" draw:text-style-name="P4" draw:layer="layout" svg:width="0.546cm" svg:height="0.543cm" svg:x="3.871cm" svg:y="22.876cm" svg:viewBox="0 0 547 544" draw:points="0,0 547,0 547,544 0,544">
          <text:p/>
        </draw:polygon>
        <draw:polygon draw:style-name="gr2" draw:text-style-name="P3" draw:layer="layout" svg:width="0.547cm" svg:height="0.543cm" svg:x="4.417cm" svg:y="22.876cm" svg:viewBox="0 0 548 544" draw:points="0,0 548,0 548,544 0,544">
          <text:p/>
        </draw:polygon>
        <draw:polygon draw:style-name="gr3" draw:text-style-name="P4" draw:layer="layout" svg:width="0.546cm" svg:height="0.543cm" svg:x="4.964cm" svg:y="22.876cm" svg:viewBox="0 0 547 544" draw:points="0,0 547,0 547,544 0,544">
          <text:p/>
        </draw:polygon>
        <draw:polygon draw:style-name="gr3" draw:text-style-name="P4" draw:layer="layout" svg:width="0.546cm" svg:height="0.543cm" svg:x="5.51cm" svg:y="22.876cm" svg:viewBox="0 0 547 544" draw:points="0,0 547,0 547,544 0,544">
          <text:p/>
        </draw:polygon>
        <draw:polygon draw:style-name="gr3" draw:text-style-name="P4" draw:layer="layout" svg:width="0.546cm" svg:height="0.542cm" svg:x="3.325cm" svg:y="23.419cm" svg:viewBox="0 0 547 543" draw:points="0,0 547,0 547,543 0,543">
          <text:p/>
        </draw:polygon>
        <draw:polygon draw:style-name="gr3" draw:text-style-name="P4" draw:layer="layout" svg:width="0.546cm" svg:height="0.542cm" svg:x="3.871cm" svg:y="23.419cm" svg:viewBox="0 0 547 543" draw:points="0,0 547,0 547,543 0,543">
          <text:p/>
        </draw:polygon>
        <draw:polygon draw:style-name="gr2" draw:text-style-name="P3" draw:layer="layout" svg:width="0.547cm" svg:height="0.542cm" svg:x="4.417cm" svg:y="23.419cm" svg:viewBox="0 0 548 543" draw:points="0,0 548,0 548,543 0,543">
          <text:p/>
        </draw:polygon>
        <draw:polygon draw:style-name="gr2" draw:text-style-name="P3" draw:layer="layout" svg:width="0.546cm" svg:height="0.542cm" svg:x="4.964cm" svg:y="23.419cm" svg:viewBox="0 0 547 543" draw:points="0,0 547,0 547,543 0,543">
          <text:p/>
        </draw:polygon>
        <draw:polygon draw:style-name="gr2" draw:text-style-name="P3" draw:layer="layout" svg:width="0.546cm" svg:height="0.542cm" svg:x="5.51cm" svg:y="23.419cm" svg:viewBox="0 0 547 543" draw:points="0,0 547,0 547,543 0,543">
          <text:p/>
        </draw:polygon>
        <draw:polygon draw:style-name="gr2" draw:text-style-name="P3" draw:layer="layout" svg:width="0.546cm" svg:height="0.543cm" svg:x="3.325cm" svg:y="23.961cm" svg:viewBox="0 0 547 544" draw:points="0,0 547,0 547,544 0,544">
          <text:p/>
        </draw:polygon>
        <draw:polygon draw:style-name="gr3" draw:text-style-name="P4" draw:layer="layout" svg:width="0.546cm" svg:height="0.543cm" svg:x="3.871cm" svg:y="23.961cm" svg:viewBox="0 0 547 544" draw:points="0,0 547,0 547,544 0,544">
          <text:p/>
        </draw:polygon>
        <draw:polygon draw:style-name="gr3" draw:text-style-name="P4" draw:layer="layout" svg:width="0.547cm" svg:height="0.543cm" svg:x="4.417cm" svg:y="23.961cm" svg:viewBox="0 0 548 544" draw:points="0,0 548,0 548,544 0,544">
          <text:p/>
        </draw:polygon>
        <draw:polygon draw:style-name="gr3" draw:text-style-name="P4" draw:layer="layout" svg:width="0.546cm" svg:height="0.543cm" svg:x="4.964cm" svg:y="23.961cm" svg:viewBox="0 0 547 544" draw:points="0,0 547,0 547,544 0,544">
          <text:p/>
        </draw:polygon>
        <draw:polygon draw:style-name="gr3" draw:text-style-name="P4" draw:layer="layout" svg:width="0.546cm" svg:height="0.543cm" svg:x="5.51cm" svg:y="23.961cm" svg:viewBox="0 0 547 544" draw:points="0,0 547,0 547,544 0,544">
          <text:p/>
        </draw:polygon>
        <draw:polygon draw:style-name="gr2" draw:text-style-name="P3" draw:layer="layout" svg:width="0.546cm" svg:height="0.543cm" svg:x="3.325cm" svg:y="24.504cm" svg:viewBox="0 0 547 544" draw:points="0,0 547,0 547,544 0,544">
          <text:p/>
        </draw:polygon>
        <draw:polygon draw:style-name="gr3" draw:text-style-name="P4" draw:layer="layout" svg:width="0.546cm" svg:height="0.543cm" svg:x="3.871cm" svg:y="24.504cm" svg:viewBox="0 0 547 544" draw:points="0,0 547,0 547,544 0,544">
          <text:p/>
        </draw:polygon>
        <draw:polygon draw:style-name="gr2" draw:text-style-name="P3" draw:layer="layout" svg:width="0.547cm" svg:height="0.543cm" svg:x="4.417cm" svg:y="24.504cm" svg:viewBox="0 0 548 544" draw:points="0,0 548,0 548,544 0,544">
          <text:p/>
        </draw:polygon>
        <draw:polygon draw:style-name="gr2" draw:text-style-name="P3" draw:layer="layout" svg:width="0.546cm" svg:height="0.543cm" svg:x="4.964cm" svg:y="24.504cm" svg:viewBox="0 0 547 544" draw:points="0,0 547,0 547,544 0,544">
          <text:p/>
        </draw:polygon>
        <draw:polygon draw:style-name="gr2" draw:text-style-name="P3" draw:layer="layout" svg:width="0.546cm" svg:height="0.543cm" svg:x="5.51cm" svg:y="24.504cm" svg:viewBox="0 0 547 544" draw:points="0,0 547,0 547,544 0,544">
          <text:p/>
        </draw:polygon>
        <draw:frame draw:style-name="gr4" draw:text-style-name="P5" draw:layer="layout" svg:width="1.187cm" svg:height="0.45cm" svg:x="4.098cm" svg:y="20.32cm">
          <draw:text-box>
            <text:p text:style-name="P1"><text:span text:style-name="T2">ID 201</text:span></text:p>
          </draw:text-box>
        </draw:frame>
        <draw:polygon draw:style-name="gr3" draw:text-style-name="P4" draw:layer="layout" svg:width="3.824cm" svg:height="3.798cm" svg:x="9.002cm" svg:y="21.728cm" svg:viewBox="0 0 3825 3799" draw:points="0,0 3825,0 3825,3799 0,3799">
          <text:p/>
        </draw:polygon>
        <draw:polygon draw:style-name="gr2" draw:text-style-name="P3" draw:layer="layout" svg:width="0.546cm" svg:height="0.543cm" svg:x="9.548cm" svg:y="22.27cm" svg:viewBox="0 0 547 544" draw:points="0,0 547,0 547,544 0,544">
          <text:p/>
        </draw:polygon>
        <draw:polygon draw:style-name="gr3" draw:text-style-name="P4" draw:layer="layout" svg:width="0.546cm" svg:height="0.543cm" svg:x="10.094cm" svg:y="22.27cm" svg:viewBox="0 0 547 544" draw:points="0,0 547,0 547,544 0,544">
          <text:p/>
        </draw:polygon>
        <draw:polygon draw:style-name="gr3" draw:text-style-name="P4" draw:layer="layout" svg:width="0.547cm" svg:height="0.543cm" svg:x="10.64cm" svg:y="22.27cm" svg:viewBox="0 0 548 544" draw:points="0,0 548,0 548,544 0,544">
          <text:p/>
        </draw:polygon>
        <draw:polygon draw:style-name="gr2" draw:text-style-name="P3" draw:layer="layout" svg:width="0.546cm" svg:height="0.543cm" svg:x="11.187cm" svg:y="22.27cm" svg:viewBox="0 0 547 544" draw:points="0,0 547,0 547,544 0,544">
          <text:p/>
        </draw:polygon>
        <draw:polygon draw:style-name="gr2" draw:text-style-name="P3" draw:layer="layout" svg:width="0.546cm" svg:height="0.543cm" svg:x="11.733cm" svg:y="22.27cm" svg:viewBox="0 0 547 544" draw:points="0,0 547,0 547,544 0,544">
          <text:p/>
        </draw:polygon>
        <draw:polygon draw:style-name="gr3" draw:text-style-name="P4" draw:layer="layout" svg:width="0.546cm" svg:height="0.543cm" svg:x="9.548cm" svg:y="22.813cm" svg:viewBox="0 0 547 544" draw:points="0,0 547,0 547,544 0,544">
          <text:p/>
        </draw:polygon>
        <draw:polygon draw:style-name="gr3" draw:text-style-name="P4" draw:layer="layout" svg:width="0.546cm" svg:height="0.543cm" svg:x="10.094cm" svg:y="22.813cm" svg:viewBox="0 0 547 544" draw:points="0,0 547,0 547,544 0,544">
          <text:p/>
        </draw:polygon>
        <draw:polygon draw:style-name="gr2" draw:text-style-name="P3" draw:layer="layout" svg:width="0.547cm" svg:height="0.543cm" svg:x="10.64cm" svg:y="22.813cm" svg:viewBox="0 0 548 544" draw:points="0,0 548,0 548,544 0,544">
          <text:p/>
        </draw:polygon>
        <draw:polygon draw:style-name="gr2" draw:text-style-name="P3" draw:layer="layout" svg:width="0.546cm" svg:height="0.543cm" svg:x="11.187cm" svg:y="22.813cm" svg:viewBox="0 0 547 544" draw:points="0,0 547,0 547,544 0,544">
          <text:p/>
        </draw:polygon>
        <draw:polygon draw:style-name="gr2" draw:text-style-name="P3" draw:layer="layout" svg:width="0.546cm" svg:height="0.543cm" svg:x="11.733cm" svg:y="22.813cm" svg:viewBox="0 0 547 544" draw:points="0,0 547,0 547,544 0,544">
          <text:p/>
        </draw:polygon>
        <draw:polygon draw:style-name="gr3" draw:text-style-name="P4" draw:layer="layout" svg:width="0.546cm" svg:height="0.542cm" svg:x="9.548cm" svg:y="23.356cm" svg:viewBox="0 0 547 543" draw:points="0,0 547,0 547,543 0,543">
          <text:p/>
        </draw:polygon>
        <draw:polygon draw:style-name="gr2" draw:text-style-name="P3" draw:layer="layout" svg:width="0.546cm" svg:height="0.542cm" svg:x="10.094cm" svg:y="23.356cm" svg:viewBox="0 0 547 543" draw:points="0,0 547,0 547,543 0,543">
          <text:p/>
        </draw:polygon>
        <draw:polygon draw:style-name="gr2" draw:text-style-name="P3" draw:layer="layout" svg:width="0.547cm" svg:height="0.542cm" svg:x="10.64cm" svg:y="23.356cm" svg:viewBox="0 0 548 543" draw:points="0,0 548,0 548,543 0,543">
          <text:p/>
        </draw:polygon>
        <draw:polygon draw:style-name="gr3" draw:text-style-name="P4" draw:layer="layout" svg:width="0.546cm" svg:height="0.542cm" svg:x="11.187cm" svg:y="23.356cm" svg:viewBox="0 0 547 543" draw:points="0,0 547,0 547,543 0,543">
          <text:p/>
        </draw:polygon>
        <draw:polygon draw:style-name="gr3" draw:text-style-name="P4" draw:layer="layout" svg:width="0.546cm" svg:height="0.542cm" svg:x="11.733cm" svg:y="23.356cm" svg:viewBox="0 0 547 543" draw:points="0,0 547,0 547,543 0,543">
          <text:p/>
        </draw:polygon>
        <draw:polygon draw:style-name="gr3" draw:text-style-name="P4" draw:layer="layout" svg:width="0.546cm" svg:height="0.543cm" svg:x="9.548cm" svg:y="23.898cm" svg:viewBox="0 0 547 544" draw:points="0,0 547,0 547,544 0,544">
          <text:p/>
        </draw:polygon>
        <draw:polygon draw:style-name="gr3" draw:text-style-name="P4" draw:layer="layout" svg:width="0.546cm" svg:height="0.543cm" svg:x="10.094cm" svg:y="23.898cm" svg:viewBox="0 0 547 544" draw:points="0,0 547,0 547,544 0,544">
          <text:p/>
        </draw:polygon>
        <draw:polygon draw:style-name="gr3" draw:text-style-name="P4" draw:layer="layout" svg:width="0.547cm" svg:height="0.543cm" svg:x="10.64cm" svg:y="23.898cm" svg:viewBox="0 0 548 544" draw:points="0,0 548,0 548,544 0,544">
          <text:p/>
        </draw:polygon>
        <draw:polygon draw:style-name="gr2" draw:text-style-name="P3" draw:layer="layout" svg:width="0.546cm" svg:height="0.543cm" svg:x="11.187cm" svg:y="23.898cm" svg:viewBox="0 0 547 544" draw:points="0,0 547,0 547,544 0,544">
          <text:p/>
        </draw:polygon>
        <draw:polygon draw:style-name="gr3" draw:text-style-name="P4" draw:layer="layout" svg:width="0.546cm" svg:height="0.543cm" svg:x="11.733cm" svg:y="23.898cm" svg:viewBox="0 0 547 544" draw:points="0,0 547,0 547,544 0,544">
          <text:p/>
        </draw:polygon>
        <draw:polygon draw:style-name="gr3" draw:text-style-name="P4" draw:layer="layout" svg:width="0.546cm" svg:height="0.543cm" svg:x="9.548cm" svg:y="24.441cm" svg:viewBox="0 0 547 544" draw:points="0,0 547,0 547,544 0,544">
          <text:p/>
        </draw:polygon>
        <draw:polygon draw:style-name="gr2" draw:text-style-name="P3" draw:layer="layout" svg:width="0.546cm" svg:height="0.543cm" svg:x="10.094cm" svg:y="24.441cm" svg:viewBox="0 0 547 544" draw:points="0,0 547,0 547,544 0,544">
          <text:p/>
        </draw:polygon>
        <draw:polygon draw:style-name="gr2" draw:text-style-name="P3" draw:layer="layout" svg:width="0.547cm" svg:height="0.543cm" svg:x="10.64cm" svg:y="24.441cm" svg:viewBox="0 0 548 544" draw:points="0,0 548,0 548,544 0,544">
          <text:p/>
        </draw:polygon>
        <draw:polygon draw:style-name="gr3" draw:text-style-name="P4" draw:layer="layout" svg:width="0.546cm" svg:height="0.543cm" svg:x="11.187cm" svg:y="24.441cm" svg:viewBox="0 0 547 544" draw:points="0,0 547,0 547,544 0,544">
          <text:p/>
        </draw:polygon>
        <draw:polygon draw:style-name="gr2" draw:text-style-name="P3" draw:layer="layout" svg:width="0.546cm" svg:height="0.543cm" svg:x="11.733cm" svg:y="24.441cm" svg:viewBox="0 0 547 544" draw:points="0,0 547,0 547,544 0,544">
          <text:p/>
        </draw:polygon>
        <draw:frame draw:style-name="gr4" draw:text-style-name="P5" draw:layer="layout" svg:width="1.187cm" svg:height="0.45cm" svg:x="10.321cm" svg:y="20.257cm">
          <draw:text-box>
            <text:p text:style-name="P1"><text:span text:style-name="T2">ID 202</text:span></text:p>
          </draw:text-box>
        </draw:frame>
        <draw:polygon draw:style-name="gr3" draw:text-style-name="P4" draw:layer="layout" svg:width="3.824cm" svg:height="3.798cm" svg:x="15.24cm" svg:y="21.601cm" svg:viewBox="0 0 3825 3799" draw:points="0,0 3825,0 3825,3799 0,3799">
          <text:p/>
        </draw:polygon>
        <draw:polygon draw:style-name="gr2" draw:text-style-name="P3" draw:layer="layout" svg:width="0.546cm" svg:height="0.543cm" svg:x="15.786cm" svg:y="22.143cm" svg:viewBox="0 0 547 544" draw:points="0,0 547,0 547,544 0,544">
          <text:p/>
        </draw:polygon>
        <draw:polygon draw:style-name="gr2" draw:text-style-name="P3" draw:layer="layout" svg:width="0.546cm" svg:height="0.543cm" svg:x="16.332cm" svg:y="22.143cm" svg:viewBox="0 0 547 544" draw:points="0,0 547,0 547,544 0,544">
          <text:p/>
        </draw:polygon>
        <draw:polygon draw:style-name="gr2" draw:text-style-name="P3" draw:layer="layout" svg:width="0.547cm" svg:height="0.543cm" svg:x="16.878cm" svg:y="22.143cm" svg:viewBox="0 0 548 544" draw:points="0,0 548,0 548,544 0,544">
          <text:p/>
        </draw:polygon>
        <draw:polygon draw:style-name="gr3" draw:text-style-name="P4" draw:layer="layout" svg:width="0.546cm" svg:height="0.543cm" svg:x="17.425cm" svg:y="22.143cm" svg:viewBox="0 0 547 544" draw:points="0,0 547,0 547,544 0,544">
          <text:p/>
        </draw:polygon>
        <draw:polygon draw:style-name="gr3" draw:text-style-name="P4" draw:layer="layout" svg:width="0.546cm" svg:height="0.543cm" svg:x="17.971cm" svg:y="22.143cm" svg:viewBox="0 0 547 544" draw:points="0,0 547,0 547,544 0,544">
          <text:p/>
        </draw:polygon>
        <draw:polygon draw:style-name="gr2" draw:text-style-name="P3" draw:layer="layout" svg:width="0.546cm" svg:height="0.543cm" svg:x="15.786cm" svg:y="22.686cm" svg:viewBox="0 0 547 544" draw:points="0,0 547,0 547,544 0,544">
          <text:p/>
        </draw:polygon>
        <draw:polygon draw:style-name="gr3" draw:text-style-name="P4" draw:layer="layout" svg:width="0.546cm" svg:height="0.543cm" svg:x="16.332cm" svg:y="22.686cm" svg:viewBox="0 0 547 544" draw:points="0,0 547,0 547,544 0,544">
          <text:p/>
        </draw:polygon>
        <draw:polygon draw:style-name="gr3" draw:text-style-name="P4" draw:layer="layout" svg:width="0.547cm" svg:height="0.543cm" svg:x="16.878cm" svg:y="22.686cm" svg:viewBox="0 0 548 544" draw:points="0,0 548,0 548,544 0,544">
          <text:p/>
        </draw:polygon>
        <draw:polygon draw:style-name="gr3" draw:text-style-name="P4" draw:layer="layout" svg:width="0.546cm" svg:height="0.543cm" svg:x="17.425cm" svg:y="22.686cm" svg:viewBox="0 0 547 544" draw:points="0,0 547,0 547,544 0,544">
          <text:p/>
        </draw:polygon>
        <draw:polygon draw:style-name="gr2" draw:text-style-name="P3" draw:layer="layout" svg:width="0.546cm" svg:height="0.543cm" svg:x="17.971cm" svg:y="22.686cm" svg:viewBox="0 0 547 544" draw:points="0,0 547,0 547,544 0,544">
          <text:p/>
        </draw:polygon>
        <draw:polygon draw:style-name="gr3" draw:text-style-name="P4" draw:layer="layout" svg:width="0.546cm" svg:height="0.542cm" svg:x="15.786cm" svg:y="23.229cm" svg:viewBox="0 0 547 543" draw:points="0,0 547,0 547,543 0,543">
          <text:p/>
        </draw:polygon>
        <draw:polygon draw:style-name="gr2" draw:text-style-name="P3" draw:layer="layout" svg:width="0.546cm" svg:height="0.542cm" svg:x="16.332cm" svg:y="23.229cm" svg:viewBox="0 0 547 543" draw:points="0,0 547,0 547,543 0,543">
          <text:p/>
        </draw:polygon>
        <draw:polygon draw:style-name="gr2" draw:text-style-name="P3" draw:layer="layout" svg:width="0.547cm" svg:height="0.542cm" svg:x="16.878cm" svg:y="23.229cm" svg:viewBox="0 0 548 543" draw:points="0,0 548,0 548,543 0,543">
          <text:p/>
        </draw:polygon>
        <draw:polygon draw:style-name="gr2" draw:text-style-name="P3" draw:layer="layout" svg:width="0.546cm" svg:height="0.542cm" svg:x="17.425cm" svg:y="23.229cm" svg:viewBox="0 0 547 543" draw:points="0,0 547,0 547,543 0,543">
          <text:p/>
        </draw:polygon>
        <draw:polygon draw:style-name="gr2" draw:text-style-name="P3" draw:layer="layout" svg:width="0.546cm" svg:height="0.542cm" svg:x="17.971cm" svg:y="23.229cm" svg:viewBox="0 0 547 543" draw:points="0,0 547,0 547,543 0,543">
          <text:p/>
        </draw:polygon>
        <draw:polygon draw:style-name="gr2" draw:text-style-name="P3" draw:layer="layout" svg:width="0.546cm" svg:height="0.543cm" svg:x="15.786cm" svg:y="23.771cm" svg:viewBox="0 0 547 544" draw:points="0,0 547,0 547,544 0,544">
          <text:p/>
        </draw:polygon>
        <draw:polygon draw:style-name="gr3" draw:text-style-name="P4" draw:layer="layout" svg:width="0.546cm" svg:height="0.543cm" svg:x="16.332cm" svg:y="23.771cm" svg:viewBox="0 0 547 544" draw:points="0,0 547,0 547,544 0,544">
          <text:p/>
        </draw:polygon>
        <draw:polygon draw:style-name="gr3" draw:text-style-name="P4" draw:layer="layout" svg:width="0.547cm" svg:height="0.543cm" svg:x="16.878cm" svg:y="23.771cm" svg:viewBox="0 0 548 544" draw:points="0,0 548,0 548,544 0,544">
          <text:p/>
        </draw:polygon>
        <draw:polygon draw:style-name="gr3" draw:text-style-name="P4" draw:layer="layout" svg:width="0.546cm" svg:height="0.543cm" svg:x="17.425cm" svg:y="23.771cm" svg:viewBox="0 0 547 544" draw:points="0,0 547,0 547,544 0,544">
          <text:p/>
        </draw:polygon>
        <draw:polygon draw:style-name="gr3" draw:text-style-name="P4" draw:layer="layout" svg:width="0.546cm" svg:height="0.543cm" svg:x="17.971cm" svg:y="23.771cm" svg:viewBox="0 0 547 544" draw:points="0,0 547,0 547,544 0,544">
          <text:p/>
        </draw:polygon>
        <draw:polygon draw:style-name="gr2" draw:text-style-name="P3" draw:layer="layout" svg:width="0.546cm" svg:height="0.543cm" svg:x="15.786cm" svg:y="24.314cm" svg:viewBox="0 0 547 544" draw:points="0,0 547,0 547,544 0,544">
          <text:p/>
        </draw:polygon>
        <draw:polygon draw:style-name="gr2" draw:text-style-name="P3" draw:layer="layout" svg:width="0.546cm" svg:height="0.543cm" svg:x="16.332cm" svg:y="24.314cm" svg:viewBox="0 0 547 544" draw:points="0,0 547,0 547,544 0,544">
          <text:p/>
        </draw:polygon>
        <draw:polygon draw:style-name="gr2" draw:text-style-name="P3" draw:layer="layout" svg:width="0.547cm" svg:height="0.543cm" svg:x="16.878cm" svg:y="24.314cm" svg:viewBox="0 0 548 544" draw:points="0,0 548,0 548,544 0,544">
          <text:p/>
        </draw:polygon>
        <draw:polygon draw:style-name="gr3" draw:text-style-name="P4" draw:layer="layout" svg:width="0.546cm" svg:height="0.543cm" svg:x="17.425cm" svg:y="24.314cm" svg:viewBox="0 0 547 544" draw:points="0,0 547,0 547,544 0,544">
          <text:p/>
        </draw:polygon>
        <draw:polygon draw:style-name="gr2" draw:text-style-name="P3" draw:layer="layout" svg:width="0.546cm" svg:height="0.543cm" svg:x="17.971cm" svg:y="24.314cm" svg:viewBox="0 0 547 544" draw:points="0,0 547,0 547,544 0,544">
          <text:p/>
        </draw:polygon>
        <draw:frame draw:style-name="gr4" draw:text-style-name="P5" draw:layer="layout" svg:width="1.187cm" svg:height="0.45cm" svg:x="16.559cm" svg:y="20.13cm">
          <draw:text-box>
            <text:p text:style-name="P1"><text:span text:style-name="T2">ID 20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623cm" fo:page-height="27.9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27T11:45:33.615464969</dc:date>
    <meta:editing-duration>PT5M47S</meta:editing-duration>
    <meta:editing-cycles>2</meta:editing-cycles>
    <meta:generator>LibreOffice/6.0.7.3$Linux_X86_64 LibreOffice_project/00m0$Build-3</meta:generator>
    <meta:document-statistic meta:object-count="329"/>
  </office:meta>
</office:document-meta>
</file>